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783cm"/>
    </style:style>
    <style:style style:name="co2" style:family="table-column">
      <style:table-column-properties fo:break-before="auto" style:column-width="17.256cm"/>
    </style:style>
    <style:style style:name="co3" style:family="table-column">
      <style:table-column-properties fo:break-before="auto" style:column-width="10.806cm"/>
    </style:style>
    <style:style style:name="co4" style:family="table-column">
      <style:table-column-properties fo:break-before="auto" style:column-width="2.267cm"/>
    </style:style>
    <style:style style:name="co5" style:family="table-column">
      <style:table-column-properties fo:break-before="auto" style:column-width="2.0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15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</style:style>
    <style:style style:name="ce26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 fo:border="0.002cm solid #000000"/>
      <style:paragraph-properties fo:text-align="start" fo:margin-left="0cm"/>
    </style:style>
    <style:style style:name="ce16" style:family="table-cell" style:parent-style-name="Default">
      <style:table-cell-properties style:text-align-source="fix" style:repeat-content="false" fo:background-color="transparent" fo:border="0.002cm solid #000000"/>
      <style:paragraph-properties fo:text-align="start" fo:margin-left="0cm"/>
      <style:text-properties fo:font-size="10pt" style:font-size-asian="10pt" style:font-size-complex="10pt"/>
    </style:style>
    <style:style style:name="ce27" style:family="table-cell" style:parent-style-name="Default">
      <style:table-cell-properties style:text-align-source="fix" style:repeat-content="false" fo:background-color="transparent" fo:border="0.002cm solid #000000"/>
      <style:paragraph-properties fo:text-align="end" fo:margin-left="0cm"/>
      <style:text-properties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end" fo:margin-left="0cm"/>
    </style:style>
    <style:style style:name="ce33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7" style:family="table-cell" style:parent-style-name="Default" style:data-style-name="N36">
      <style:table-cell-properties style:text-align-source="fix" style:repeat-content="false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37" style:family="table-cell" style:parent-style-name="Default">
      <style:table-cell-properties style:text-align-source="fix" style:repeat-content="false" style:vertical-align="middle"/>
      <style:paragraph-properties fo:text-align="end" fo:margin-left="0cm"/>
    </style:style>
    <style:style style:name="ce3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9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38" style:family="table-cell" style:parent-style-name="Default">
      <style:table-cell-properties style:text-align-source="fix" style:repeat-content="false" fo:background-color="transparent" style:vertical-align="middle"/>
      <style:paragraph-properties fo:text-align="end" fo:margin-left="0cm"/>
    </style:style>
    <style:style style:name="ce41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0pt" style:font-size-asian="10pt" style:font-size-complex="10pt"/>
    </style:style>
    <style:style style:name="ce46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font-size="10pt" style:font-size-asian="10pt" style:font-size-complex="10pt"/>
    </style:style>
    <style:style style:name="ce1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center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style:font-name="Arial" fo:font-weight="normal" style:font-name-asian="DejaVu Sans Condensed" style:font-weight-asian="normal" style:font-name-complex="Arial" style:font-weight-complex="normal"/>
    </style:style>
    <style:style style:name="ce13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17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 fo:border="0.035cm solid #000000"/>
      <style:paragraph-properties fo:text-align="start" fo:margin-left="0cm"/>
    </style:style>
    <style:style style:name="ce19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no-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</style:style>
    <style:style style:name="ce2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start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99999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fo:color="#ffffff" style:text-outline="false" style:text-line-through-style="none" style:font-name="Calibri" fo:font-size="10pt" fo:font-style="normal" fo:text-shadow="none" style:text-underline-style="none" fo:font-weight="bold" style:font-size-asian="10pt" style:font-style-asian="normal" style:font-weight-asian="bold" style:font-name-complex="Calibri" style:font-size-complex="10pt" style:font-style-complex="normal" style:font-weight-complex="bold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font-name="Arial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0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1" style:family="table-cell" style:parent-style-name="Default">
      <style:table-cell-properties style:text-align-source="fix" style:repeat-content="false" fo:border="0.035cm solid #000000"/>
      <style:paragraph-properties fo:text-align="end" fo:margin-left="0cm"/>
    </style:style>
    <style:style style:name="ce32" style:family="table-cell" style:parent-style-name="Default">
      <style:table-cell-properties fo:background-color="#ffffff" style:text-align-source="fix" style:repeat-content="false" fo:border="0.002cm solid #000000"/>
      <style:paragraph-properties fo:text-align="end" fo:margin-left="0cm"/>
    </style:style>
    <style:style style:name="ce35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9" style:family="table-cell" style:parent-style-name="Default">
      <style:table-cell-properties style:text-align-source="fix" style:repeat-content="false" fo:background-color="transparent"/>
      <style:paragraph-properties fo:text-align="end" fo:margin-left="0cm"/>
      <style:text-properties style:use-window-font-color="tru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s" fo:country="ES" fo:font-style="normal" fo:text-shadow="none" style:text-underline-style="none" fo:font-weight="bold" style:text-underline-mode="continuous" style:text-overline-mode="continuous" style:text-line-through-mode="continuous" style:font-name-asian="DejaVu Sans Condensed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</style:style>
    <style:style style:name="ce44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" style:family="table-cell" style:parent-style-name="Default">
      <style:table-cell-properties fo:background-color="#9999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end" fo:margin-left="0cm" style:writing-mode="page"/>
      <style:text-properties fo:color="#000000" style:text-outline="false" style:text-line-through-style="none" style:font-name="Calibri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35cm solid #2c2c2c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text-align-source="fix" style:repeat-content="false" fo:background-color="transparent" fo:border="0.002cm solid #000000"/>
      <style:paragraph-properties fo:text-align="center" fo:margin-left="0cm"/>
    </style:style>
    <style:style style:name="ce8" style:family="table-cell" style:parent-style-name="Default" style:data-style-name="N100">
      <style:table-cell-properties style:glyph-orientation-vertical="0" style:diagonal-bl-tr="none" style:diagonal-tl-br="none" style:text-align-source="value-type" style:repeat-content="false" fo:wrap-option="no-wrap" fo:border="0.035cm solid #2c2c2c" style:direction="ltr" style:rotation-angle="0" style:rotation-align="none" style:shrink-to-fit="true" style:vertical-align="automatic"/>
      <style:paragraph-properties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002cm solid #000000" style:direction="ltr" style:rotation-angle="0" style:rotation-align="none" style:shrink-to-fit="false" css3t:text-justify="auto" style:vertical-align="bottom"/>
      <style:paragraph-properties fo:text-align="center" fo:margin-left="0cm" style:writing-mode="page"/>
      <style:text-properties style:use-window-font-color="true" style:text-outline="false" style:text-line-through-style="none" style:font-name="Calibri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a_extref" style:family="table">
      <style:table-properties table:display="false"/>
    </style:style>
  </office:automatic-styles>
  <office:body>
    <office:spreadsheet>
      <table:table table:name="Carta Culminacion Periodo 2013-I" table:style-name="ta1" table:print="false">
        <table:table-column table:style-name="co1" table:default-cell-style-name="Default"/>
        <table:table-column table:style-name="co2" table:default-cell-style-name="ce11"/>
        <table:table-column table:style-name="co3" table:default-cell-style-name="ce23"/>
        <table:table-column table:style-name="co4" table:default-cell-style-name="ce36"/>
        <table:table-column table:style-name="co5" table:number-columns-repeated="2" table:default-cell-style-name="Default"/>
        <table:table-row table:style-name="ro1">
          <table:table-cell office:value-type="string">
            <text:p>PERIDO </text:p>
          </table:table-cell>
          <table:table-cell table:style-name="ce1" office:value-type="string">
            <text:p>P.F.G.</text:p>
          </table:table-cell>
          <table:table-cell table:style-name="ce13"/>
          <table:table-cell table:style-name="ce25" office:value-type="string">
            <text:p>CEDULA</text:p>
          </table:table-cell>
          <table:table-cell office:value-type="string">
            <text:p>CIUDAD </text:p>
          </table:table-cell>
          <table:table-cell office:value-type="string">
            <text:p>ESTADO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ALEJO ZAMBRANO MARIANGI MAYERLING</text:p>
          </table:table-cell>
          <table:table-cell table:style-name="ce26" office:value-type="float" office:value="20011208">
            <text:p>200112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ALVARRAN PAREDES YESSICA ELIBETH</text:p>
          </table:table-cell>
          <table:table-cell table:style-name="ce26" office:value-type="float" office:value="19825064">
            <text:p>198250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ALVIAREZ ARELLANO BELKIS MARISOL</text:p>
          </table:table-cell>
          <table:table-cell table:style-name="ce26" office:value-type="float" office:value="14784870">
            <text:p>147848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ANGEL MARIA AGUSTINA</text:p>
          </table:table-cell>
          <table:table-cell table:style-name="ce26" office:value-type="float" office:value="19517201">
            <text:p>195172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ANGULO <text:s/>DURAN MARIA YAMELY</text:p>
          </table:table-cell>
          <table:table-cell table:style-name="ce27" office:value-type="float" office:value="19631801">
            <text:p>196318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ARAUJO LINAREZ KAREN YUSBEL</text:p>
          </table:table-cell>
          <table:table-cell table:style-name="ce26" office:value-type="float" office:value="20962601">
            <text:p>209626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AVENDAÑO CASTILLO IRIS NATALY</text:p>
          </table:table-cell>
          <table:table-cell table:style-name="ce27" office:value-type="float" office:value="20406710">
            <text:p>204067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AVILA RANGEL DAMARYS</text:p>
          </table:table-cell>
          <table:table-cell table:style-name="ce26" office:value-type="float" office:value="18225846">
            <text:p>182258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AVILA RANGEL ELIZABETH DEL VALLE</text:p>
          </table:table-cell>
          <table:table-cell table:style-name="ce26" office:value-type="float" office:value="18225847">
            <text:p>182258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AZUAJE RONDON YESENIA COROMOTO</text:p>
          </table:table-cell>
          <table:table-cell table:style-name="ce26" office:value-type="float" office:value="9985536">
            <text:p>99855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BARRIOS RODRIGUEZ ANNY SARAI</text:p>
          </table:table-cell>
          <table:table-cell table:style-name="ce27" office:value-type="float" office:value="22685819">
            <text:p>2268581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BARRIOS SANTAMARIA MARIANGELES DEL VALLE</text:p>
          </table:table-cell>
          <table:table-cell table:style-name="ce26" office:value-type="float" office:value="11188706">
            <text:p>111887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BASTIDAS DIAZ YAMILETH DEL CARMEN</text:p>
          </table:table-cell>
          <table:table-cell table:style-name="ce26" office:value-type="float" office:value="20865995">
            <text:p>208659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BLANCO MORA KARINA VICMAR</text:p>
          </table:table-cell>
          <table:table-cell table:style-name="ce26" office:value-type="float" office:value="16410890">
            <text:p>164108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BRICEÑO SEQUERA JOANA KARILIS</text:p>
          </table:table-cell>
          <table:table-cell table:style-name="ce26" office:value-type="float" office:value="19518755">
            <text:p>195187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ABEZAS HOYO ELISANETH DEL VALLE</text:p>
          </table:table-cell>
          <table:table-cell table:style-name="ce26" office:value-type="float" office:value="24113110">
            <text:p>241131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CACERES VARGAS MARTHA LILIANA</text:p>
          </table:table-cell>
          <table:table-cell table:style-name="ce27" office:value-type="float" office:value="18566399">
            <text:p>185663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DENAS TRIVIÑO ODALYS DEL VALLE</text:p>
          </table:table-cell>
          <table:table-cell table:style-name="ce26" office:value-type="float" office:value="13330597">
            <text:p>133305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ALDERON DUGARTE MARIA ISAURA</text:p>
          </table:table-cell>
          <table:table-cell table:style-name="ce27" office:value-type="float" office:value="18856924">
            <text:p>188569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AMACHO BLANCA ROSA</text:p>
          </table:table-cell>
          <table:table-cell table:style-name="ce26" office:value-type="float" office:value="15537336">
            <text:p>155373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AMACHO BRICEÑO JESSIKA GABRIELA</text:p>
          </table:table-cell>
          <table:table-cell table:style-name="ce26" office:value-type="float" office:value="19350450">
            <text:p>193504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MACHO MORA YURAIMA DEL CARMEN</text:p>
          </table:table-cell>
          <table:table-cell table:style-name="ce28" office:value-type="float" office:value="22111875">
            <text:p>221118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MACHO VELASQUEZ DENNY DEL VALLE</text:p>
          </table:table-cell>
          <table:table-cell table:style-name="ce26" office:value-type="float" office:value="15384819">
            <text:p>1538481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CAPDEVILLA LUISABETH NAKARITH</text:p>
          </table:table-cell>
          <table:table-cell table:style-name="ce26" office:value-type="float" office:value="19430934">
            <text:p>194309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RRANZA RUBIELA</text:p>
          </table:table-cell>
          <table:table-cell table:style-name="ce26" office:value-type="float" office:value="15968407">
            <text:p>159684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STILLO RUIZ MILEXSI CAROLINA</text:p>
          </table:table-cell>
          <table:table-cell table:style-name="ce26" office:value-type="float" office:value="14340411">
            <text:p>1434041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ASTRO BRICEÑO NERIANNYS DEL VALLE</text:p>
          </table:table-cell>
          <table:table-cell table:style-name="ce27" office:value-type="float" office:value="19620776">
            <text:p>196207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ASTRO HERRERA NATALI CONSUELO</text:p>
          </table:table-cell>
          <table:table-cell table:style-name="ce26" office:value-type="float" office:value="20869490">
            <text:p>208694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EGARRA CAMACHO MARIA YADIRA</text:p>
          </table:table-cell>
          <table:table-cell table:style-name="ce26" office:value-type="float" office:value="20408378">
            <text:p>204083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ISNEROS LUGO CARIDAD DEL VALLE</text:p>
          </table:table-cell>
          <table:table-cell table:style-name="ce26" office:value-type="float" office:value="11822304">
            <text:p>118223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COLINA PEÑALVER SAMARI ROSIREE</text:p>
          </table:table-cell>
          <table:table-cell table:style-name="ce26" office:value-type="float" office:value="21169100">
            <text:p>211691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OLMENAREZ MALYERIS DAYANA</text:p>
          </table:table-cell>
          <table:table-cell table:style-name="ce27" office:value-type="float" office:value="15905614">
            <text:p>159056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CONTRERAS SANCHEZ EMERITA DEL CARMEN</text:p>
          </table:table-cell>
          <table:table-cell table:style-name="ce26" office:value-type="float" office:value="21169844">
            <text:p>211698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ONTRERAS URBINA MILAGROS DEL CARMEN</text:p>
          </table:table-cell>
          <table:table-cell table:style-name="ce27" office:value-type="float" office:value="18224964">
            <text:p>182249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RESPO MELENDEZ YENNI RAMONA</text:p>
          </table:table-cell>
          <table:table-cell table:style-name="ce26" office:value-type="float" office:value="14663327">
            <text:p>146633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CRESPO RUIZ NURIS BEATRIZ</text:p>
          </table:table-cell>
          <table:table-cell table:style-name="ce26" office:value-type="float" office:value="18117370">
            <text:p>181173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DAVILA MICHELANGELI DIANA CAROLINA</text:p>
          </table:table-cell>
          <table:table-cell table:style-name="ce26" office:value-type="float" office:value="20239428">
            <text:p>2023942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DE SANTIAGO BLANCO YESSICA NAILU</text:p>
          </table:table-cell>
          <table:table-cell table:style-name="ce26" office:value-type="float" office:value="19826729">
            <text:p>198267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DELGADO VARGAS ANGELICA</text:p>
          </table:table-cell>
          <table:table-cell table:style-name="ce26" office:value-type="float" office:value="15779056">
            <text:p>157790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DIAZ FIGUEREDO NORMA <text:s/>CAROLINA</text:p>
          </table:table-cell>
          <table:table-cell table:style-name="ce26" office:value-type="float" office:value="19855239">
            <text:p>198552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DIAZ RODRIGUEZ LEUDY ROSARIO</text:p>
          </table:table-cell>
          <table:table-cell table:style-name="ce27" office:value-type="float" office:value="20406100">
            <text:p>204061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DUARTE MORA ADRIANA DEL CARMEN</text:p>
          </table:table-cell>
          <table:table-cell table:style-name="ce26" office:value-type="float" office:value="17207204">
            <text:p>172072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DUQUE SOTO MARJULI MARIELI</text:p>
          </table:table-cell>
          <table:table-cell table:style-name="ce26" office:value-type="float" office:value="18117647">
            <text:p>181176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ERAZO TORRES WENDY DAYANA</text:p>
          </table:table-cell>
          <table:table-cell table:style-name="ce27" office:value-type="float" office:value="20408599">
            <text:p>204085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ESCOBAR VIZCAYA YULIA RAMONA</text:p>
          </table:table-cell>
          <table:table-cell table:style-name="ce26" office:value-type="float" office:value="19191406">
            <text:p>191914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FARFAN PRIETO MARLENIS YAKELINE</text:p>
          </table:table-cell>
          <table:table-cell table:style-name="ce26" office:value-type="float" office:value="24986989">
            <text:p>2498698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ARCIA HERNANDEZ YARELIS DEL CARMEN</text:p>
          </table:table-cell>
          <table:table-cell table:style-name="ce26" office:value-type="float" office:value="19278275">
            <text:p>192782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GARCIA OCAÑA LISSETH VANESSA</text:p>
          </table:table-cell>
          <table:table-cell table:style-name="ce26" office:value-type="float" office:value="18559151">
            <text:p>185591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GARIZABAL CASTRO ELENA PATRICIA</text:p>
          </table:table-cell>
          <table:table-cell table:style-name="ce26" office:value-type="float" office:value="17967044">
            <text:p>179670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GARRIDO OCAÑA OMAIRA ELENA</text:p>
          </table:table-cell>
          <table:table-cell table:style-name="ce27" office:value-type="float" office:value="10562224">
            <text:p>105622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GIL ARO GREISMAR DEL VALLE</text:p>
          </table:table-cell>
          <table:table-cell table:style-name="ce27" office:value-type="float" office:value="20406366">
            <text:p>2040636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ONZALEZ MUÑOZ ZAIDA VICTORIA</text:p>
          </table:table-cell>
          <table:table-cell table:style-name="ce26" office:value-type="float" office:value="17660752">
            <text:p>1766075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ONZALEZ OTERO SARA YUDHELEN</text:p>
          </table:table-cell>
          <table:table-cell table:style-name="ce28" office:value-type="float" office:value="22684150">
            <text:p>226841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GONZALEZ PEÑA ANA MARITZA</text:p>
          </table:table-cell>
          <table:table-cell table:style-name="ce26" office:value-type="float" office:value="8144954">
            <text:p>81449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RATEROL MENDOZA YULEIDY DEL CARMEN GABRIELA</text:p>
          </table:table-cell>
          <table:table-cell table:style-name="ce26" office:value-type="float" office:value="20599970">
            <text:p>205999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UERRA LOZANO YSABEL DEL CARMEN</text:p>
          </table:table-cell>
          <table:table-cell table:style-name="ce26" office:value-type="float" office:value="13062310">
            <text:p>130623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GUERRERO MOLINA MIRIAN</text:p>
          </table:table-cell>
          <table:table-cell table:style-name="ce26" office:value-type="float" office:value="8706412">
            <text:p>870641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UERRERO PAREDES YUDITH <text:s/>ROSALBA</text:p>
          </table:table-cell>
          <table:table-cell table:style-name="ce26" office:value-type="float" office:value="16190829">
            <text:p>161908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GUERRERO RUIZ SAMIRA SARAI</text:p>
          </table:table-cell>
          <table:table-cell table:style-name="ce26" office:value-type="float" office:value="20961144">
            <text:p>209611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HERNANDEZ MARIA IRENE</text:p>
          </table:table-cell>
          <table:table-cell table:style-name="ce26" office:value-type="float" office:value="22111569">
            <text:p>221115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IZARRA ORTIZ CARMEN AMARILIS</text:p>
          </table:table-cell>
          <table:table-cell table:style-name="ce26" office:value-type="float" office:value="17283128">
            <text:p>1728312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JAIMEZ MOLINA ANA LUCEY</text:p>
          </table:table-cell>
          <table:table-cell table:style-name="ce27" office:value-type="float" office:value="20869150">
            <text:p>208691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JAUREGUI RAMIREZ YENNY SARAHY</text:p>
          </table:table-cell>
          <table:table-cell table:style-name="ce28" office:value-type="float" office:value="19784162">
            <text:p>1978416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LOBATON ANDREINA DEL VALLE</text:p>
          </table:table-cell>
          <table:table-cell table:style-name="ce28" office:value-type="float" office:value="20961418">
            <text:p>209614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LOMBANA BERRIO FANNY YAMILET</text:p>
          </table:table-cell>
          <table:table-cell table:style-name="ce26" office:value-type="float" office:value="20407205">
            <text:p>204072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AFILITO QUIÑONES ROSVELIS YEMIR</text:p>
          </table:table-cell>
          <table:table-cell table:style-name="ce28" office:value-type="float" office:value="16978948">
            <text:p>169789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ANZANILLA ANDREINA DEL VALLE</text:p>
          </table:table-cell>
          <table:table-cell table:style-name="ce28" office:value-type="float" office:value="19518533">
            <text:p>195185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ARQUEZ PULIDO YORJANIA COROMOTO</text:p>
          </table:table-cell>
          <table:table-cell table:style-name="ce26" office:value-type="float" office:value="19491069">
            <text:p>194910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ENDEZ ARANDA GUILLERSIMAR </text:p>
          </table:table-cell>
          <table:table-cell table:style-name="ce26" office:value-type="float" office:value="20733665">
            <text:p>207336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ENDOZA PALOMINO DIGNA YADIRA</text:p>
          </table:table-cell>
          <table:table-cell table:style-name="ce26" office:value-type="float" office:value="19278333">
            <text:p>192783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IJARES RIVERO YOMIRAI MARLING</text:p>
          </table:table-cell>
          <table:table-cell table:style-name="ce26" office:value-type="float" office:value="15332999">
            <text:p>153329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OLINA MENDEZ NANCY DEL CARMEN</text:p>
          </table:table-cell>
          <table:table-cell table:style-name="ce26" office:value-type="float" office:value="17057987">
            <text:p>170579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LINA MORENO MARIA IRENE</text:p>
          </table:table-cell>
          <table:table-cell table:style-name="ce27" office:value-type="float" office:value="18191474">
            <text:p>181914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ONSALVE SUAREZ LEIDY KATHERINE</text:p>
          </table:table-cell>
          <table:table-cell table:style-name="ce26" office:value-type="float" office:value="24111136">
            <text:p>241111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ONSALVE SUAREZ DAYLIN ANDREINA</text:p>
          </table:table-cell>
          <table:table-cell table:style-name="ce26" office:value-type="float" office:value="24111137">
            <text:p>241111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ONTILLA DE VALERO GRICELI COROMOTO</text:p>
          </table:table-cell>
          <table:table-cell table:style-name="ce26" office:value-type="float" office:value="15383779">
            <text:p>153837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ONTILLA MORENO IRIS MARIA</text:p>
          </table:table-cell>
          <table:table-cell table:style-name="ce26" office:value-type="float" office:value="9983763">
            <text:p>99837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ONTILLA PARADA LEIDA CAROLINA</text:p>
          </table:table-cell>
          <table:table-cell table:style-name="ce26" office:value-type="float" office:value="18225346">
            <text:p>182253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NTILLA TERAN ORLEY <text:s text:c="2"/>AIDE</text:p>
          </table:table-cell>
          <table:table-cell table:style-name="ce26" office:value-type="float" office:value="21171973">
            <text:p>211719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RENO GARCIA NOHELIA KARINA</text:p>
          </table:table-cell>
          <table:table-cell table:style-name="ce26" office:value-type="float" office:value="17549387">
            <text:p>175493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RENO NARANJO JOHANNA JOSE</text:p>
          </table:table-cell>
          <table:table-cell table:style-name="ce27" office:value-type="float" office:value="15881977">
            <text:p>158819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RENO PERNIA DEISY LORENA</text:p>
          </table:table-cell>
          <table:table-cell table:style-name="ce27" office:value-type="float" office:value="17358801">
            <text:p>173588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ORENO SANCHEZ MARIA GABRIELA</text:p>
          </table:table-cell>
          <table:table-cell table:style-name="ce28" office:value-type="float" office:value="19024659">
            <text:p>190246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MORENO VILLAMIZAR MALDOLI DEL VALLE</text:p>
          </table:table-cell>
          <table:table-cell table:style-name="ce26" office:value-type="float" office:value="16514037">
            <text:p>165140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MOSQUEDA TRUJILLO LUZDARY</text:p>
          </table:table-cell>
          <table:table-cell table:style-name="ce27" office:value-type="float" office:value="21552554">
            <text:p>215525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MUÑOZ GALLARDO EUCARYS KENA</text:p>
          </table:table-cell>
          <table:table-cell table:style-name="ce26" office:value-type="float" office:value="17617069">
            <text:p>176170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NIETO GUILLEN DORIS YGNACIA</text:p>
          </table:table-cell>
          <table:table-cell table:style-name="ce28" office:value-type="float" office:value="9986414">
            <text:p>99864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NIEVES NEREIDA YINETH</text:p>
          </table:table-cell>
          <table:table-cell table:style-name="ce26" office:value-type="float" office:value="16155504">
            <text:p>161555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ALOMINO ATENCIO NEVIS</text:p>
          </table:table-cell>
          <table:table-cell table:style-name="ce28" office:value-type="float" office:value="12553500">
            <text:p>125535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AREDES KENYA KAREN</text:p>
          </table:table-cell>
          <table:table-cell table:style-name="ce26" office:value-type="float" office:value="12200067">
            <text:p>122000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PAREDES MARTINEZ MARYELIS DEL VALLE</text:p>
          </table:table-cell>
          <table:table-cell table:style-name="ce26" office:value-type="float" office:value="16635079">
            <text:p>166350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PEÑA BARROETA MARIA SOFIA</text:p>
          </table:table-cell>
          <table:table-cell table:style-name="ce29" office:value-type="float" office:value="23025673">
            <text:p>230256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ÑA GUILLEN YOHANA YULIMAR</text:p>
          </table:table-cell>
          <table:table-cell table:style-name="ce28" office:value-type="float" office:value="15072401">
            <text:p>150724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ÑA MONTILLA NANCY SORAIDA</text:p>
          </table:table-cell>
          <table:table-cell table:style-name="ce26" office:value-type="float" office:value="13545645">
            <text:p>135456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REZ LILIANA CAROLINA</text:p>
          </table:table-cell>
          <table:table-cell table:style-name="ce26" office:value-type="float" office:value="18906981">
            <text:p>1890698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PEREZ CAMARGO SANDRA CAROLINA</text:p>
          </table:table-cell>
          <table:table-cell table:style-name="ce26" office:value-type="float" office:value="16982025">
            <text:p>169820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REZ CASTELLANOS KIMBERLING COROMOTO</text:p>
          </table:table-cell>
          <table:table-cell table:style-name="ce28" office:value-type="float" office:value="23004577">
            <text:p>230045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PEREZ ROJAS ABDIS</text:p>
          </table:table-cell>
          <table:table-cell table:style-name="ce26" office:value-type="float" office:value="11192078">
            <text:p>111920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REZ SEGOVIA ANA YULEISY</text:p>
          </table:table-cell>
          <table:table-cell table:style-name="ce26" office:value-type="float" office:value="22656809">
            <text:p>226568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REZ SILVA DORYS JOSEFINA</text:p>
          </table:table-cell>
          <table:table-cell table:style-name="ce26" office:value-type="float" office:value="14466361">
            <text:p>144663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EREZ SILVA SIRIA CORINA</text:p>
          </table:table-cell>
          <table:table-cell table:style-name="ce26" office:value-type="float" office:value="20099178">
            <text:p>200991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PLAZA MARIA ESTHER</text:p>
          </table:table-cell>
          <table:table-cell table:style-name="ce28" office:value-type="float" office:value="15672525">
            <text:p>156725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PLAZA SUAREZ MARIA CAROLINA</text:p>
          </table:table-cell>
          <table:table-cell table:style-name="ce26" office:value-type="float" office:value="15672294">
            <text:p>156722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QUINTERO LUZ MARIBEL</text:p>
          </table:table-cell>
          <table:table-cell table:style-name="ce28" office:value-type="float" office:value="22111971">
            <text:p>2211197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QUINTERO CAMACHO RAFGEDDY SENYAIRA</text:p>
          </table:table-cell>
          <table:table-cell table:style-name="ce26" office:value-type="float" office:value="21169816">
            <text:p>211698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RAMIREZ ARAUJO SOFIA DEL CARMEN</text:p>
          </table:table-cell>
          <table:table-cell table:style-name="ce26" office:value-type="float" office:value="18772508">
            <text:p>187725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RAMIREZ CUEVAS MARIELA</text:p>
          </table:table-cell>
          <table:table-cell table:style-name="ce27" office:value-type="float" office:value="13278799">
            <text:p>132787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AMIREZ MARTINEZ MARY LUZ</text:p>
          </table:table-cell>
          <table:table-cell table:style-name="ce28" office:value-type="float" office:value="19069520">
            <text:p>190695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RAMIREZ RANGEL BETSAIDA YANIRET</text:p>
          </table:table-cell>
          <table:table-cell table:style-name="ce26" office:value-type="float" office:value="20100178">
            <text:p>201001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RAMIREZ RUIZ BELKI</text:p>
          </table:table-cell>
          <table:table-cell table:style-name="ce26" office:value-type="float" office:value="12201337">
            <text:p>122013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RANGEL RIVAS MARIANELA JOSEFINA</text:p>
          </table:table-cell>
          <table:table-cell table:style-name="ce26" office:value-type="float" office:value="15536281">
            <text:p>1553628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ANGEL SANTIAGO MIGDALIA DEL CARMEN</text:p>
          </table:table-cell>
          <table:table-cell table:style-name="ce28" office:value-type="float" office:value="12555706">
            <text:p>125557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IVAS BRICEÑO DORIS DEL CARMEN</text:p>
          </table:table-cell>
          <table:table-cell table:style-name="ce26" office:value-type="float" office:value="16635705">
            <text:p>166357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IVAS PARAHUAITI INGRID YACKELINE</text:p>
          </table:table-cell>
          <table:table-cell table:style-name="ce26" office:value-type="float" office:value="20407875">
            <text:p>204078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ROA RAMIREZ ANA CECILIA</text:p>
          </table:table-cell>
          <table:table-cell table:style-name="ce26" office:value-type="float" office:value="14276440">
            <text:p>142764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ODRIGUEZ PEÑA ISAURA NOEMI</text:p>
          </table:table-cell>
          <table:table-cell table:style-name="ce26" office:value-type="float" office:value="15671807">
            <text:p>156718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ROMERO SALONES MARYURIS DAYANA</text:p>
          </table:table-cell>
          <table:table-cell table:style-name="ce26" office:value-type="float" office:value="18225353">
            <text:p>182253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SALAZAR PALMA NATALI <text:s/>JOSE</text:p>
          </table:table-cell>
          <table:table-cell table:style-name="ce26" office:value-type="float" office:value="17659322">
            <text:p>176593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ANCHEZ GUARATE CRISANGEL</text:p>
          </table:table-cell>
          <table:table-cell table:style-name="ce26" office:value-type="float" office:value="17661936">
            <text:p>176619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ANCHEZ RUBIO MARIA TIVISAY</text:p>
          </table:table-cell>
          <table:table-cell table:style-name="ce26" office:value-type="float" office:value="15783167">
            <text:p>157831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ANTIAGO <text:s/>RATTIZ YOSIMIR JOSEFINA</text:p>
          </table:table-cell>
          <table:table-cell table:style-name="ce26" office:value-type="float" office:value="18225223">
            <text:p>1822522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ARMIENTO LAGUNA MIGDALIA JOSEFA</text:p>
          </table:table-cell>
          <table:table-cell table:style-name="ce26" office:value-type="float" office:value="12837234">
            <text:p>128372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ERRANO RODRIGUEZ AURA ELENA</text:p>
          </table:table-cell>
          <table:table-cell table:style-name="ce26" office:value-type="float" office:value="19619023">
            <text:p>1961902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OLANO LOPEZ BETZAIRA ELENA</text:p>
          </table:table-cell>
          <table:table-cell table:style-name="ce26" office:value-type="float" office:value="15341348">
            <text:p>153413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SOTELDO TRIBIÑO YOHELIS YUMILCA</text:p>
          </table:table-cell>
          <table:table-cell table:style-name="ce26" office:value-type="float" office:value="18289106">
            <text:p>182891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SULBARAN TORRES SINDY MARIA</text:p>
          </table:table-cell>
          <table:table-cell table:style-name="ce27" office:value-type="float" office:value="23913987">
            <text:p>239139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TERAN MARTINEZ NORBELIS CAROLINA</text:p>
          </table:table-cell>
          <table:table-cell table:style-name="ce28" office:value-type="float" office:value="23004515">
            <text:p>230045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TINEO MOLINA JOSSELIN NAKARI</text:p>
          </table:table-cell>
          <table:table-cell table:style-name="ce28" office:value-type="float" office:value="18839720">
            <text:p>188397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TORO TORRES ANYELYS SANYONARA</text:p>
          </table:table-cell>
          <table:table-cell table:style-name="ce28" office:value-type="float" office:value="23004471">
            <text:p>2300447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TORRES GALINDO ALIX EDITH</text:p>
          </table:table-cell>
          <table:table-cell table:style-name="ce26" office:value-type="float" office:value="16127452">
            <text:p>1612745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TORRES ZAMBRANO YASMIN DEL CARMEN</text:p>
          </table:table-cell>
          <table:table-cell table:style-name="ce26" office:value-type="float" office:value="14586027">
            <text:p>145860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TORRES ZAMBRANO DARLA FASSIOLA</text:p>
          </table:table-cell>
          <table:table-cell table:style-name="ce26" office:value-type="float" office:value="19665839">
            <text:p>196658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TRIVIÑO DE RIVAS SILVIA ROSA</text:p>
          </table:table-cell>
          <table:table-cell table:style-name="ce26" office:value-type="float" office:value="15271113">
            <text:p>152711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URBINA ZUÑIGA CARMEN YULIANA</text:p>
          </table:table-cell>
          <table:table-cell table:style-name="ce27" office:value-type="float" office:value="16487694">
            <text:p>164876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ALDERRAMA NORKYS OFELIA</text:p>
          </table:table-cell>
          <table:table-cell table:style-name="ce28" office:value-type="float" office:value="16636464">
            <text:p>166364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ALENCIA DIAZ NELIS ZULEIMA</text:p>
          </table:table-cell>
          <table:table-cell table:style-name="ce26" office:value-type="float" office:value="15461190">
            <text:p>154611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ELA ARIAS WENLLYS EGLEE</text:p>
          </table:table-cell>
          <table:table-cell table:style-name="ce26" office:value-type="float" office:value="17290614">
            <text:p>172906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ELAZQUEZ EGLEE RODEINE</text:p>
          </table:table-cell>
          <table:table-cell table:style-name="ce26" office:value-type="float" office:value="16127554">
            <text:p>161275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VERGARA SULBARAN YANNY COROMOTO</text:p>
          </table:table-cell>
          <table:table-cell table:style-name="ce26" office:value-type="float" office:value="15536865">
            <text:p>155368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VILLAMARIN MORALES BRENDA ROSMARY</text:p>
          </table:table-cell>
          <table:table-cell table:style-name="ce26" office:value-type="float" office:value="17370875">
            <text:p>173708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6" office:value-type="string">
            <text:p>VILLAMIZAR INGRID TATIANA</text:p>
          </table:table-cell>
          <table:table-cell table:style-name="ce26" office:value-type="float" office:value="18570474">
            <text:p>185704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5" office:value-type="string">
            <text:p>VILLEGAS RIVAS MARIA YAMILET</text:p>
          </table:table-cell>
          <table:table-cell table:style-name="ce26" office:value-type="float" office:value="19069785">
            <text:p>190697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IOLA DE VASQUEZ REIMAR ZAHIRIT</text:p>
          </table:table-cell>
          <table:table-cell table:style-name="ce26" office:value-type="float" office:value="18771083">
            <text:p>187710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IOLA PERNIA REIBEL ZAHIMARY</text:p>
          </table:table-cell>
          <table:table-cell table:style-name="ce26" office:value-type="float" office:value="18771084">
            <text:p>187710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IVAS MARY YOLEIDA</text:p>
          </table:table-cell>
          <table:table-cell table:style-name="ce26" office:value-type="float" office:value="11712507">
            <text:p>117125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VIVAS SANGRONIS ANGELICA BEATRIZ</text:p>
          </table:table-cell>
          <table:table-cell table:style-name="ce26" office:value-type="float" office:value="19783945">
            <text:p>197839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ZAMBRANO VICTORIA ROSA YRIS</text:p>
          </table:table-cell>
          <table:table-cell table:style-name="ce26" office:value-type="float" office:value="19784445">
            <text:p>197844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2" office:value-type="string">
            <text:p>TECNICA SUPERIOR UNIVERSITARIA EN ENFERMERIA</text:p>
          </table:table-cell>
          <table:table-cell table:style-name="ce14" office:value-type="string">
            <text:p>ZERPA GARCIA VIVIANA</text:p>
          </table:table-cell>
          <table:table-cell table:style-name="ce28" office:value-type="float" office:value="19057062">
            <text:p>19057062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ALFONSO GALLARDO JOSE LEONARDO</text:p>
          </table:table-cell>
          <table:table-cell table:style-name="ce26" office:value-type="float" office:value="17377120">
            <text:p>17377120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ARABIA RIVAS FRANCISCO JAVIER</text:p>
          </table:table-cell>
          <table:table-cell table:style-name="ce26" office:value-type="float" office:value="13591957">
            <text:p>1359195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7" office:value-type="string">
            <text:p>BASTIDAS MARTINEZ CARLOS HORACIO</text:p>
          </table:table-cell>
          <table:table-cell table:style-name="ce30" office:value-type="float" office:value="9265214">
            <text:p>9265214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6" office:value-type="string">
            <text:p>BRICEÑO HIDALGO RONALD SALVADOR</text:p>
          </table:table-cell>
          <table:table-cell table:style-name="ce26" office:value-type="float" office:value="18558342">
            <text:p>18558342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CRESPO MELENDEZ HENRRY YOVANNY</text:p>
          </table:table-cell>
          <table:table-cell table:style-name="ce26" office:value-type="float" office:value="19024317">
            <text:p>1902431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DELGADO FERNANDEZ SILVANO ENRIQUE</text:p>
          </table:table-cell>
          <table:table-cell table:style-name="ce26" office:value-type="float" office:value="15941136">
            <text:p>15941136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6" office:value-type="string">
            <text:p>GONZALEZ EDUAR ALEXANDER</text:p>
          </table:table-cell>
          <table:table-cell table:style-name="ce26" office:value-type="float" office:value="15463914">
            <text:p>15463914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LOBO ROA KEYBY LEONARDO</text:p>
          </table:table-cell>
          <table:table-cell table:style-name="ce27" office:value-type="float" office:value="20601936">
            <text:p>20601936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MAXDEBIL RIVEROS NEURIS RAFAEL</text:p>
          </table:table-cell>
          <table:table-cell table:style-name="ce26" office:value-type="float" office:value="14933482">
            <text:p>14933482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MENDEZ PEÑA HOWERTH KAIM</text:p>
          </table:table-cell>
          <table:table-cell table:style-name="ce27" office:value-type="float" office:value="15536786">
            <text:p>15536786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MORA CACERES MARCOS ANTONIO</text:p>
          </table:table-cell>
          <table:table-cell table:style-name="ce26" office:value-type="float" office:value="16087060">
            <text:p>16087060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6" office:value-type="string">
            <text:p>ORTEGA OMAR ROLANDO</text:p>
          </table:table-cell>
          <table:table-cell table:style-name="ce26" office:value-type="float" office:value="14932560">
            <text:p>14932560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PALMA AVILA JOHNNY ALBINO</text:p>
          </table:table-cell>
          <table:table-cell table:style-name="ce26" office:value-type="float" office:value="10558864">
            <text:p>10558864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PARAGUAITI ADIL JOSE</text:p>
          </table:table-cell>
          <table:table-cell table:style-name="ce26" office:value-type="float" office:value="17205428">
            <text:p>17205428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PEÑA BARROETA GILBER ANTONIO</text:p>
          </table:table-cell>
          <table:table-cell table:style-name="ce26" office:value-type="float" office:value="18772989">
            <text:p>18772989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RAMIREZ BOCANEGRA JOSE JAVIER</text:p>
          </table:table-cell>
          <table:table-cell table:style-name="ce26" office:value-type="float" office:value="13947433">
            <text:p>13947433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5" office:value-type="string">
            <text:p>RAMIREZ MARQUEZ GENARO JOSE</text:p>
          </table:table-cell>
          <table:table-cell table:style-name="ce27" office:value-type="float" office:value="19057789">
            <text:p>19057789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ROSALES DUQUE PEDRO JOSE</text:p>
          </table:table-cell>
          <table:table-cell table:style-name="ce26" office:value-type="float" office:value="18701943">
            <text:p>18701943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6" office:value-type="string">
            <text:p>SANTIAGO GARCIA HECTOR ALONZO</text:p>
          </table:table-cell>
          <table:table-cell table:style-name="ce26" office:value-type="float" office:value="19070512">
            <text:p>19070512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SANTIAGO ORTIZ ROLANDO DEL CARMEN</text:p>
          </table:table-cell>
          <table:table-cell table:style-name="ce26" office:value-type="float" office:value="19620136">
            <text:p>19620136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3" office:value-type="string">
            <text:p>TECNICO SUPERIOR UNIVERSITARIO EN ENFERMERIA</text:p>
          </table:table-cell>
          <table:table-cell table:style-name="ce14" office:value-type="string">
            <text:p>TERAN ENRRIQUE CESAR JOSE</text:p>
          </table:table-cell>
          <table:table-cell table:style-name="ce26" office:value-type="float" office:value="13946677">
            <text:p>1394667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FIGUEROA MARIA EUGENIA</text:p>
          </table:table-cell>
          <table:table-cell table:style-name="ce31" office:value-type="float" office:value="17549997">
            <text:p>1754999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GUILLEN REYES ANGELICA ANDREINA</text:p>
          </table:table-cell>
          <table:table-cell table:style-name="ce31" office:value-type="float" office:value="20406918">
            <text:p>20406918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CAPORUSSO CARRILLO FRANCY CAROLINA</text:p>
          </table:table-cell>
          <table:table-cell table:style-name="ce31" office:value-type="float" office:value="22983351">
            <text:p>22983351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PACHECO MENDEZ LENNIR YAMILETH</text:p>
          </table:table-cell>
          <table:table-cell table:style-name="ce31" office:value-type="float" office:value="14433119">
            <text:p>14433119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RIVAS CHAVEZ CARLOS EDUARDO</text:p>
          </table:table-cell>
          <table:table-cell table:style-name="ce31" office:value-type="float" office:value="19279320">
            <text:p>19279320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RIVAS CHAVEZ MARIA GABRIELA</text:p>
          </table:table-cell>
          <table:table-cell table:style-name="ce31" office:value-type="float" office:value="19279337">
            <text:p>1927933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BARRIOS ROJAS ROSALBA</text:p>
          </table:table-cell>
          <table:table-cell table:style-name="ce31" office:value-type="float" office:value="13050604">
            <text:p>13050604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VIERA MOLINA YUSMELIS</text:p>
          </table:table-cell>
          <table:table-cell table:style-name="ce31" office:value-type="float" office:value="18559695">
            <text:p>18559695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4" office:value-type="string">
            <text:p>TECNICO SUPERIOR UNIVERSITARIO EN INFORMATICA PARA LA GESTION SOCIAL</text:p>
          </table:table-cell>
          <table:table-cell table:style-name="ce18" office:value-type="string">
            <text:p>GUERRERO MONTILVA YOHANNA DEL VALLE</text:p>
          </table:table-cell>
          <table:table-cell table:style-name="ce31" office:value-type="float" office:value="21132876">
            <text:p>211328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VILLARREAL JAIMES MARIA EDELMIRA</text:p>
          </table:table-cell>
          <table:table-cell table:style-name="ce26" office:value-type="float" office:value="11788313">
            <text:p>117883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MEDINA RIVERO YAMELITZA</text:p>
          </table:table-cell>
          <table:table-cell table:style-name="ce26" office:value-type="float" office:value="16966104">
            <text:p>169661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DESANTIAGO SALVATIERRA LILIANA LILIBETH</text:p>
          </table:table-cell>
          <table:table-cell table:style-name="ce26" office:value-type="float" office:value="14550822">
            <text:p>145508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CRESPO CAMACHO LUZ MARIA</text:p>
          </table:table-cell>
          <table:table-cell table:style-name="ce26" office:value-type="float" office:value="11186227">
            <text:p>111862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AGUILERA RAMONA LETICIA</text:p>
          </table:table-cell>
          <table:table-cell table:style-name="ce26" office:value-type="float" office:value="4262802">
            <text:p>42628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LAYA LUZ MARINA</text:p>
          </table:table-cell>
          <table:table-cell table:style-name="ce26" office:value-type="float" office:value="5736178">
            <text:p>57361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UZCATEGUI GALINDEZ ALEJANDRO</text:p>
          </table:table-cell>
          <table:table-cell table:style-name="ce26" office:value-type="float" office:value="4927088">
            <text:p>492708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CAMEJO GUTIERREZ LUISANA LEONOR KUMAÑI</text:p>
          </table:table-cell>
          <table:table-cell table:style-name="ce26" office:value-type="float" office:value="18865489">
            <text:p>1886548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BECERRA CAMACHO JOSE GUZMAN</text:p>
          </table:table-cell>
          <table:table-cell table:style-name="ce26" office:value-type="float" office:value="6533402">
            <text:p>65334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ABOGADO</text:p>
          </table:table-cell>
          <table:table-cell table:style-name="ce14" office:value-type="string">
            <text:p>MERCADO ARGUELLO MARIA DE LA CRUZ </text:p>
          </table:table-cell>
          <table:table-cell table:style-name="ce26" office:value-type="float" office:value="11823949">
            <text:p>118239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SOCIAL DEL DESARROLLO LOCAL</text:p>
          </table:table-cell>
          <table:table-cell table:style-name="ce14" office:value-type="string">
            <text:p>PEREZ RODRIGUEZ ELDO COROMOTO</text:p>
          </table:table-cell>
          <table:table-cell table:style-name="ce28" office:value-type="float" office:value="4259178">
            <text:p>42591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SOCIAL DEL DESARROLLO LOCAL</text:p>
          </table:table-cell>
          <table:table-cell table:style-name="ce14" office:value-type="string">
            <text:p>LARA VALERA DANNY PASTORA</text:p>
          </table:table-cell>
          <table:table-cell table:style-name="ce28" office:value-type="float" office:value="7392365">
            <text:p>73923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SOCIAL DEL DESARROLLO LOCAL</text:p>
          </table:table-cell>
          <table:table-cell table:style-name="ce14" office:value-type="string">
            <text:p>MANZANO JIMENEZ EDGAR ALEXANDER</text:p>
          </table:table-cell>
          <table:table-cell table:style-name="ce28" office:value-type="float" office:value="9986855">
            <text:p>99868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SOCIAL DEL DESARROLLO LOCAL</text:p>
          </table:table-cell>
          <table:table-cell table:style-name="ce14" office:value-type="string">
            <text:p>UTRIZ LEO EUCADIO RAMON</text:p>
          </table:table-cell>
          <table:table-cell table:style-name="ce28" office:value-type="float" office:value="12199349">
            <text:p>121993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<text:s/>PLANIFICACION DE PROGRAMAS SOCIOCOMUNITARIOS</text:p>
          </table:table-cell>
          <table:table-cell table:style-name="ce15" office:value-type="string">
            <text:p>ANGULO FRANCO YENMAR DE LA COROMOTO</text:p>
          </table:table-cell>
          <table:table-cell table:style-name="ce26" office:value-type="float" office:value="7662182">
            <text:p>76621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DUNO FERNANDEZ NELIDA EMERITA</text:p>
          </table:table-cell>
          <table:table-cell table:style-name="ce28" office:value-type="float" office:value="8170235">
            <text:p>817023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ALBARRAN QUINTERO JESUS ALBERTO</text:p>
          </table:table-cell>
          <table:table-cell table:style-name="ce26" office:value-type="float" office:value="9264500">
            <text:p>92645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PACHECO ELLEN DEL CARMEN</text:p>
          </table:table-cell>
          <table:table-cell table:style-name="ce28" office:value-type="float" office:value="9267185">
            <text:p>92671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UZCATEGUI RAMIREZ MIGDALIA COROMOTO</text:p>
          </table:table-cell>
          <table:table-cell table:style-name="ce26" office:value-type="float" office:value="9269072">
            <text:p>92690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UTRIZ LEO EUCADIO RAMON</text:p>
          </table:table-cell>
          <table:table-cell table:style-name="ce28" office:value-type="float" office:value="12199349">
            <text:p>121993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ARTEAGA BUSTOS YDANIA DEL PILAR</text:p>
          </table:table-cell>
          <table:table-cell table:style-name="ce28" office:value-type="float" office:value="12200441">
            <text:p>122004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MORENO PEREZ YASMINIA DEL VALLE</text:p>
          </table:table-cell>
          <table:table-cell table:style-name="ce26" office:value-type="float" office:value="12207396">
            <text:p>122073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ONZALEZ ARAQUE MARIA ISABEL</text:p>
          </table:table-cell>
          <table:table-cell table:style-name="ce28" office:value-type="float" office:value="12207816">
            <text:p>122078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UTIERREZ CARMEN OMAIRA</text:p>
          </table:table-cell>
          <table:table-cell table:style-name="ce28" office:value-type="float" office:value="12265722">
            <text:p>122657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RUIZ PAREDES RAMON ANTONIO</text:p>
          </table:table-cell>
          <table:table-cell table:style-name="ce28" office:value-type="float" office:value="12554470">
            <text:p>125544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JARA MORILLO RICHARD ARTURO</text:p>
          </table:table-cell>
          <table:table-cell table:style-name="ce26" office:value-type="float" office:value="12554665">
            <text:p>125546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ASTILLO CARRILLO YNGRID ESMAR</text:p>
          </table:table-cell>
          <table:table-cell table:style-name="ce28" office:value-type="float" office:value="13061951">
            <text:p>130619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VASQUEZ VALDEZ ROSA CANDIDA</text:p>
          </table:table-cell>
          <table:table-cell table:style-name="ce28" office:value-type="float" office:value="13275992">
            <text:p>132759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ALTUVE MARIA SOLEDAD</text:p>
          </table:table-cell>
          <table:table-cell table:style-name="ce28" office:value-type="float" office:value="13947506">
            <text:p>139475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TORRES GALINDEZ ANIBAL ANTONIO</text:p>
          </table:table-cell>
          <table:table-cell table:style-name="ce28" office:value-type="float" office:value="14067119">
            <text:p>1406711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SOSA TORRES IRIS MABEL</text:p>
          </table:table-cell>
          <table:table-cell table:style-name="ce28" office:value-type="float" office:value="14171245">
            <text:p>141712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QUINTERO CONTRERAS NICOLAS ENRIQUE</text:p>
          </table:table-cell>
          <table:table-cell table:style-name="ce26" office:value-type="float" office:value="14340379">
            <text:p>143403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VASQUEZ SANCHEZ DENNYS COROMOTO</text:p>
          </table:table-cell>
          <table:table-cell table:style-name="ce28" office:value-type="float" office:value="14341848">
            <text:p>143418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TERAN VIERA DEXI DEYANIRA</text:p>
          </table:table-cell>
          <table:table-cell table:style-name="ce26" office:value-type="float" office:value="14434799">
            <text:p>144347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ALBARRAN LOPEZ ELIANA MARIA</text:p>
          </table:table-cell>
          <table:table-cell table:style-name="ce28" office:value-type="float" office:value="14550626">
            <text:p>1455062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IVA GONZALEZ YNES JOSEFINA</text:p>
          </table:table-cell>
          <table:table-cell table:style-name="ce28" office:value-type="float" office:value="15271906">
            <text:p>152719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DELGADO ANGELINA DEL CARMEN</text:p>
          </table:table-cell>
          <table:table-cell table:style-name="ce28" office:value-type="float" office:value="15383295">
            <text:p>153832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TORREYES ACOSTA ANA LAURA</text:p>
          </table:table-cell>
          <table:table-cell table:style-name="ce28" office:value-type="float" office:value="15463351">
            <text:p>154633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ASTRO JAUREGUI BENEDICTA DEL CARMEN</text:p>
          </table:table-cell>
          <table:table-cell table:style-name="ce28" office:value-type="float" office:value="15662730">
            <text:p>156627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MARQUEZ EDDY YURAIMA</text:p>
          </table:table-cell>
          <table:table-cell table:style-name="ce28" office:value-type="float" office:value="15672264">
            <text:p>156722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TORRES MARIA DEL CARMEN</text:p>
          </table:table-cell>
          <table:table-cell table:style-name="ce28" office:value-type="float" office:value="15867398">
            <text:p>158673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MENDEZ RIVAS YOLIMAR COROMOTO</text:p>
          </table:table-cell>
          <table:table-cell table:style-name="ce28" office:value-type="float" office:value="16372829">
            <text:p>163728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GAMEZ ROSALES VANESSA ANDREINA</text:p>
          </table:table-cell>
          <table:table-cell table:style-name="ce26" office:value-type="float" office:value="16791161">
            <text:p>167911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MORILLO FERREIRA DENNYS NOHELIA</text:p>
          </table:table-cell>
          <table:table-cell table:style-name="ce26" office:value-type="float" office:value="16792603">
            <text:p>1679260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TORRES JIMENEZ ADRIANA YOYSEX</text:p>
          </table:table-cell>
          <table:table-cell table:style-name="ce28" office:value-type="float" office:value="16793534">
            <text:p>167935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ARCES VILORIA MARIA DEL CARMEN</text:p>
          </table:table-cell>
          <table:table-cell table:style-name="ce28" office:value-type="float" office:value="17205930">
            <text:p>172059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ASTELLANOS SANCHEZ YORLEY ANDREINA</text:p>
          </table:table-cell>
          <table:table-cell table:style-name="ce32" office:value-type="float" office:value="17493607">
            <text:p>174936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ROJAS YARILETZA</text:p>
          </table:table-cell>
          <table:table-cell table:style-name="ce26" office:value-type="float" office:value="17549635">
            <text:p>1754963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PADRON COLMENAREZ MARBELYS DEL VALLE</text:p>
          </table:table-cell>
          <table:table-cell table:style-name="ce28" office:value-type="float" office:value="17616663">
            <text:p>176166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SOLIS PEREZ ROBERTH ELIAS</text:p>
          </table:table-cell>
          <table:table-cell table:style-name="ce28" office:value-type="float" office:value="17659643">
            <text:p>176596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MENDEZ RIVAS BROLEYDY KAROLAY</text:p>
          </table:table-cell>
          <table:table-cell table:style-name="ce28" office:value-type="float" office:value="17661215">
            <text:p>176612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ONZALEZ LINARES HEIDY YAKELIN</text:p>
          </table:table-cell>
          <table:table-cell table:style-name="ce28" office:value-type="float" office:value="17724472">
            <text:p>177244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ARRIZO PRADA MIGDALIA DEL VALLE</text:p>
          </table:table-cell>
          <table:table-cell table:style-name="ce28" office:value-type="float" office:value="17766382">
            <text:p>177663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RAMOS MENDOZA LUIS ALFREDO</text:p>
          </table:table-cell>
          <table:table-cell table:style-name="ce28" office:value-type="float" office:value="18558340">
            <text:p>185583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QUINTERO GONZALEZ YORVIL DEL VALLE</text:p>
          </table:table-cell>
          <table:table-cell table:style-name="ce26" office:value-type="float" office:value="18560601">
            <text:p>185606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HERRERA HURTADO MAIGRE CAROLINA</text:p>
          </table:table-cell>
          <table:table-cell table:style-name="ce26" office:value-type="float" office:value="19279646">
            <text:p>192796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ONZALEZ SOLORZANO MARITZA DAYANA</text:p>
          </table:table-cell>
          <table:table-cell table:style-name="ce28" office:value-type="float" office:value="19280851">
            <text:p>192808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EZEIZA RIVAS ROSELY YOLANDA</text:p>
          </table:table-cell>
          <table:table-cell table:style-name="ce28" office:value-type="float" office:value="19350847">
            <text:p>193508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MARTINEZ VIELMA FRAINY KATIUSKA</text:p>
          </table:table-cell>
          <table:table-cell table:style-name="ce26" office:value-type="float" office:value="20011030">
            <text:p>200110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BERROCAL MEGO KARLA ROSA</text:p>
          </table:table-cell>
          <table:table-cell table:style-name="ce32" office:value-type="float" office:value="20240253">
            <text:p>202402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HERRERA BUITRAGO YHUNNY FERNANDO</text:p>
          </table:table-cell>
          <table:table-cell table:style-name="ce28" office:value-type="float" office:value="20866583">
            <text:p>208665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PASTRAN AVILA VANESSA EDILMAR</text:p>
          </table:table-cell>
          <table:table-cell table:style-name="ce26" office:value-type="float" office:value="20965405">
            <text:p>209654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ALVARADO GIL ADRIANA CAROLINA</text:p>
          </table:table-cell>
          <table:table-cell table:style-name="ce26" office:value-type="float" office:value="20965484">
            <text:p>209654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CAMARGO SILVA ANA ISABEL</text:p>
          </table:table-cell>
          <table:table-cell table:style-name="ce28" office:value-type="float" office:value="21321197">
            <text:p>213211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5" office:value-type="string">
            <text:p>BRACHE BALZA YUNIXON JOSUE</text:p>
          </table:table-cell>
          <table:table-cell table:style-name="ce26" office:value-type="float" office:value="22110337">
            <text:p>221103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BOSCAN LAGUNA MARVIC NOHELY</text:p>
          </table:table-cell>
          <table:table-cell table:style-name="ce28" office:value-type="float" office:value="23026755">
            <text:p>230267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PAJUELO MELO OMAR</text:p>
          </table:table-cell>
          <table:table-cell table:style-name="ce28" office:value-type="float" office:value="23164262">
            <text:p>2316426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MASSOUD DE AZKOUL IMAN</text:p>
          </table:table-cell>
          <table:table-cell table:style-name="ce28" office:value-type="float" office:value="23913932">
            <text:p>239139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MARTINEZ BELLORIN JULIAN JAVIER</text:p>
          </table:table-cell>
          <table:table-cell table:style-name="ce28" office:value-type="float" office:value="9458315">
            <text:p>94583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ROJAS URBINA MAYRA ISABEL</text:p>
          </table:table-cell>
          <table:table-cell table:style-name="ce28" office:value-type="float" office:value="11546854">
            <text:p>115468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DUGARTE HERNANDEZ DANY RONAL</text:p>
          </table:table-cell>
          <table:table-cell table:style-name="ce28" office:value-type="float" office:value="12836269">
            <text:p>128362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GARCIA DELGADO YASNEIDY LEONOR</text:p>
          </table:table-cell>
          <table:table-cell table:style-name="ce28" office:value-type="float" office:value="15399515">
            <text:p>153995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6" office:value-type="string">
            <text:p>TECNICO SUPERIOR UNIVERSITARIO EN PLANIFICACION DE PROGRAMAS SOCIOCOMUNITARIOS</text:p>
          </table:table-cell>
          <table:table-cell table:style-name="ce14" office:value-type="string">
            <text:p>RIVERO NUÑEZ YOSELIN YULIMAR</text:p>
          </table:table-cell>
          <table:table-cell table:style-name="ce28" office:value-type="float" office:value="19881432">
            <text:p>198814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ALVAREZ SILVA MARIA ANGELICA</text:p>
          </table:table-cell>
          <table:table-cell table:style-name="ce33" office:value-type="float" office:value="13971127">
            <text:p>139711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ANDRADES HERRERA WILSON JOHANDER</text:p>
          </table:table-cell>
          <table:table-cell table:style-name="ce33" office:value-type="float" office:value="20042002">
            <text:p>200420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ARANGUREN IRENE DEL CARMEN</text:p>
          </table:table-cell>
          <table:table-cell table:style-name="ce34" office:value-type="float" office:value="12323509">
            <text:p>123235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CARDENAS SULBARAN MARIA CRISTINA</text:p>
          </table:table-cell>
          <table:table-cell table:style-name="ce33" office:value-type="float" office:value="14618543">
            <text:p>146185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CHAVEZ MOLINA ISNELIA MERCEDES</text:p>
          </table:table-cell>
          <table:table-cell table:style-name="ce34" office:value-type="float" office:value="9530349">
            <text:p>95303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CHAYA SANCHEZ CARLOS LUIS</text:p>
          </table:table-cell>
          <table:table-cell table:style-name="ce33" office:value-type="float" office:value="18583077">
            <text:p>185830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CISNEROS PEREZ CARMEN BEATRIZ</text:p>
          </table:table-cell>
          <table:table-cell table:style-name="ce34" office:value-type="float" office:value="10329222">
            <text:p>103292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COLINA YOLI DEL CARMEN</text:p>
          </table:table-cell>
          <table:table-cell table:style-name="ce34" office:value-type="float" office:value="14900752">
            <text:p>1490075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ESCORCHES SEIJAS MARIA MILAGRO</text:p>
          </table:table-cell>
          <table:table-cell table:style-name="ce34" office:value-type="float" office:value="16512641">
            <text:p>16512641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19" office:value-type="string">
            <text:p>FLORES HERNANDEZ SONIA GRACIELA</text:p>
          </table:table-cell>
          <table:table-cell table:style-name="ce33" office:value-type="float" office:value="13469136">
            <text:p>134691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GOMEZ GOMEZ MIRLANY MARILU</text:p>
          </table:table-cell>
          <table:table-cell table:style-name="ce34" office:value-type="float" office:value="19480137">
            <text:p>19480137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19" office:value-type="string">
            <text:p>GONZALEZ YENNY MARGARITA</text:p>
          </table:table-cell>
          <table:table-cell table:style-name="ce34" office:value-type="float" office:value="13949977">
            <text:p>139499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GONZALEZ GARCIA ANYELE YIMELI</text:p>
          </table:table-cell>
          <table:table-cell table:style-name="ce34" office:value-type="float" office:value="16791963">
            <text:p>167919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GUILLEN CORREA MARIA ANGELINA</text:p>
          </table:table-cell>
          <table:table-cell table:style-name="ce33" office:value-type="float" office:value="19759969">
            <text:p>197599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GUTIERREZ MENDOZA LUDIZ NAYL</text:p>
          </table:table-cell>
          <table:table-cell table:style-name="ce33" office:value-type="float" office:value="12012630">
            <text:p>120126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HERRERA ALVARADO NANCY ZULEMA</text:p>
          </table:table-cell>
          <table:table-cell table:style-name="ce34" office:value-type="float" office:value="15682013">
            <text:p>156820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HERRERA GONZALEZ NELIS GREGORIA</text:p>
          </table:table-cell>
          <table:table-cell table:style-name="ce33" office:value-type="float" office:value="12368719">
            <text:p>1236871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LAYA <text:s/>FUENMAYOR MARIA JOSEFINA</text:p>
          </table:table-cell>
          <table:table-cell table:style-name="ce33" office:value-type="float" office:value="20488542">
            <text:p>204885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MARTINEZ ESCOBAR JOSE DANIEL</text:p>
          </table:table-cell>
          <table:table-cell table:style-name="ce34" office:value-type="float" office:value="17767666">
            <text:p>1776766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MARTINEZ MUÑOZ MARBELLA JOSEFINA</text:p>
          </table:table-cell>
          <table:table-cell table:style-name="ce34" office:value-type="float" office:value="15811359">
            <text:p>158113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MENA BRIZUELA YALI MARILIN</text:p>
          </table:table-cell>
          <table:table-cell table:style-name="ce34" office:value-type="float" office:value="18584300">
            <text:p>185843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MENDEZ MARTINEZ ELITH YARITZA</text:p>
          </table:table-cell>
          <table:table-cell table:style-name="ce33" office:value-type="float" office:value="14392304">
            <text:p>14392304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20" office:value-type="string">
            <text:p>MOLINA MOLINA OSKENDRIA YAQUELINE</text:p>
          </table:table-cell>
          <table:table-cell table:style-name="ce33" office:value-type="float" office:value="17867429">
            <text:p>178674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MORENO HURTADO ZAYDA NORBERKYS</text:p>
          </table:table-cell>
          <table:table-cell table:style-name="ce34" office:value-type="float" office:value="12475944">
            <text:p>124759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PAEZ MERCADO ANA TEODORA</text:p>
          </table:table-cell>
          <table:table-cell table:style-name="ce33" office:value-type="float" office:value="8669154">
            <text:p>86691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PELAYO RENGIFO ROSSIO YOLIMAR</text:p>
          </table:table-cell>
          <table:table-cell table:style-name="ce33" office:value-type="float" office:value="19192599">
            <text:p>191925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PEÑALOZA GOMEZ DELSIS ZORAIDA</text:p>
          </table:table-cell>
          <table:table-cell table:style-name="ce34" office:value-type="float" office:value="24688897">
            <text:p>246888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PEREZ MOTA KARINA <text:s/>ENOHELY</text:p>
          </table:table-cell>
          <table:table-cell table:style-name="ce33" office:value-type="float" office:value="13948569">
            <text:p>139485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RICO DE PADRON CYNTHIA MAYRIMAR</text:p>
          </table:table-cell>
          <table:table-cell table:style-name="ce34" office:value-type="float" office:value="16384323">
            <text:p>16384323</text:p>
          </table:table-cell>
          <table:table-cell table:number-columns-repeated="2" office:value-type="string">
            <text:p>BARINAS </text:p>
          </table:table-cell>
        </table:table-row>
        <table:table-row table:style-name="ro2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19" office:value-type="string">
            <text:p>RICO QUINTERO JULIO CESAR</text:p>
          </table:table-cell>
          <table:table-cell table:style-name="ce33" office:value-type="float" office:value="17204965">
            <text:p>172049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ROMERO MALUENGA CLAUDIO VICTORINO</text:p>
          </table:table-cell>
          <table:table-cell table:style-name="ce33" office:value-type="float" office:value="8631080">
            <text:p>86310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SANCHEZ REBECA COROMOTO</text:p>
          </table:table-cell>
          <table:table-cell table:style-name="ce34" office:value-type="float" office:value="14662543">
            <text:p>146625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SANCHEZ NADIEL DEINA NAFISIS</text:p>
          </table:table-cell>
          <table:table-cell table:style-name="ce33" office:value-type="float" office:value="16144955">
            <text:p>161449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SANCHEZ RENGIFO LEIDI NOHELI</text:p>
          </table:table-cell>
          <table:table-cell table:style-name="ce33" office:value-type="float" office:value="20950563">
            <text:p>209505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SANCHEZ ROJAS JOSE DANIEL</text:p>
          </table:table-cell>
          <table:table-cell table:style-name="ce34" office:value-type="float" office:value="18504780">
            <text:p>185047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SARMIENTO AURA GREGORIA</text:p>
          </table:table-cell>
          <table:table-cell table:style-name="ce33" office:value-type="float" office:value="12475418">
            <text:p>124754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TORRES BAPTISTA MARGELY YUDITH</text:p>
          </table:table-cell>
          <table:table-cell table:style-name="ce34" office:value-type="float" office:value="15100642">
            <text:p>151006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VELAZQUEZ FUENMAYOR BELITZA HERMELINDA</text:p>
          </table:table-cell>
          <table:table-cell table:style-name="ce34" office:value-type="float" office:value="18322757">
            <text:p>183227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VENERO REALZA PEDRO YSAAC</text:p>
          </table:table-cell>
          <table:table-cell table:style-name="ce33" office:value-type="float" office:value="13949437">
            <text:p>139494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7" office:value-type="string">
            <text:p>LICENCIADO EN EDUCACION</text:p>
          </table:table-cell>
          <table:table-cell table:style-name="ce7" office:value-type="string">
            <text:p>ZARATE ROJAS ALFREDO RAMON</text:p>
          </table:table-cell>
          <table:table-cell table:style-name="ce33" office:value-type="float" office:value="16145110">
            <text:p>161451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LARCON JAIMES HILDA</text:p>
          </table:table-cell>
          <table:table-cell table:style-name="ce35" office:value-type="float" office:value="15535781">
            <text:p>1553578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LARCON RAMIREZ AMBAR KARINA</text:p>
          </table:table-cell>
          <table:table-cell office:value-type="float" office:value="15968456">
            <text:p>159684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LEZONES DE OSPINO KAILEE MAIGUALIDA</text:p>
          </table:table-cell>
          <table:table-cell office:value-type="float" office:value="14172592">
            <text:p>141725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LMADA CORDERO MARIA ISABEL</text:p>
          </table:table-cell>
          <table:table-cell table:style-name="ce37" office:value-type="float" office:value="14520772">
            <text:p>145207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LTAMIRANDA ESPINOZA MARCELINO JOSE</text:p>
          </table:table-cell>
          <table:table-cell office:value-type="float" office:value="10559587">
            <text:p>105595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NGULO ESCOBAR DILIANA ORLANCI</text:p>
          </table:table-cell>
          <table:table-cell table:style-name="ce37" office:value-type="float" office:value="19430239">
            <text:p>194302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RAQUE PAEZ AIDE COROMOTO</text:p>
          </table:table-cell>
          <table:table-cell office:value-type="float" office:value="9988260">
            <text:p>99882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ARROYAVE ALVAREZ ESTER NOREIDA</text:p>
          </table:table-cell>
          <table:table-cell table:style-name="ce37" office:value-type="float" office:value="23028445">
            <text:p>230284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ANDERELA PEREZ ELBA OMAIRA</text:p>
          </table:table-cell>
          <table:table-cell table:style-name="ce37" office:value-type="float" office:value="19025395">
            <text:p>190253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ARRAGAN BALZA DALIANA CAROLINA</text:p>
          </table:table-cell>
          <table:table-cell office:value-type="float" office:value="18838750">
            <text:p>188387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ARRIOS ALTUVE YOSEX YAIRELI</text:p>
          </table:table-cell>
          <table:table-cell table:style-name="ce38" office:value-type="float" office:value="18118585">
            <text:p>181185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ASTIDAS DE LANDAETA TIODOLINDA</text:p>
          </table:table-cell>
          <table:table-cell table:style-name="ce37" office:value-type="float" office:value="11710333">
            <text:p>117103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ERROCAL BRICEÑO MINERVA GABRIELA</text:p>
          </table:table-cell>
          <table:table-cell office:value-type="float" office:value="20961364">
            <text:p>209613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ERVECIA FANDIÑO YRMA YSABEL</text:p>
          </table:table-cell>
          <table:table-cell table:style-name="ce34" office:value-type="float" office:value="11187250">
            <text:p>111872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OJACA LIBERON DIXIA DEL CARMEN</text:p>
          </table:table-cell>
          <table:table-cell table:style-name="ce37" office:value-type="float" office:value="15671091">
            <text:p>156710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OLAÑO FRANCISCO RAMON</text:p>
          </table:table-cell>
          <table:table-cell table:style-name="ce37" office:value-type="float" office:value="12206046">
            <text:p>122060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RICEÑO <text:s/>MARIANGELY</text:p>
          </table:table-cell>
          <table:table-cell table:style-name="ce37" office:value-type="float" office:value="19191833">
            <text:p>191918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RICEÑO LEDEZMA NOHELIA DEL CARMEN</text:p>
          </table:table-cell>
          <table:table-cell office:value-type="float" office:value="16980506">
            <text:p>169805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RICEÑO MOLINA ANA KARINA</text:p>
          </table:table-cell>
          <table:table-cell office:value-type="float" office:value="20516547">
            <text:p>205165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RICEÑO RODRIGUEZ ALEIDA JOSEFINA</text:p>
          </table:table-cell>
          <table:table-cell table:style-name="ce29" office:value-type="float" office:value="19518704">
            <text:p>195187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RITO MELENDEZ NORMA MARGARITA</text:p>
          </table:table-cell>
          <table:table-cell table:style-name="ce37" office:value-type="float" office:value="6937943">
            <text:p>69379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BUSTAMANTE TORRES YESSICA CAROLINA</text:p>
          </table:table-cell>
          <table:table-cell table:style-name="ce34" office:value-type="float" office:value="19491035">
            <text:p>1949103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MACHO BRENDA KARINA</text:p>
          </table:table-cell>
          <table:table-cell table:style-name="ce37" office:value-type="float" office:value="17376683">
            <text:p>173766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MACHO RIVAS ARIANA CAROLINA</text:p>
          </table:table-cell>
          <table:table-cell office:value-type="float" office:value="19802427">
            <text:p>198024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MACHO RIVERA MARIA ESTHER</text:p>
          </table:table-cell>
          <table:table-cell office:value-type="float" office:value="12638926">
            <text:p>1263892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RREÑO PEREZ ELISABETH</text:p>
          </table:table-cell>
          <table:table-cell office:value-type="float" office:value="16488677">
            <text:p>164886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RRERO CARREÑO GERALDINE SATARI</text:p>
          </table:table-cell>
          <table:table-cell table:style-name="ce29" office:value-type="float" office:value="17982839">
            <text:p>179828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STILLO ARCHILA MAGLY DANIELA</text:p>
          </table:table-cell>
          <table:table-cell table:style-name="ce34" office:value-type="float" office:value="18906266">
            <text:p>1890626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ASTRO CASTILLO ANAHIS</text:p>
          </table:table-cell>
          <table:table-cell office:value-type="float" office:value="14813201">
            <text:p>148132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EBALLOS ZERPA YENNY COROMOTO</text:p>
          </table:table-cell>
          <table:table-cell office:value-type="float" office:value="10283936">
            <text:p>102839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HIQUITO VERGARA KATIUSCA CAROLINA</text:p>
          </table:table-cell>
          <table:table-cell office:value-type="float" office:value="16126804">
            <text:p>161268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LLAZOS CAROLINA</text:p>
          </table:table-cell>
          <table:table-cell office:value-type="float" office:value="23561073">
            <text:p>235610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NTRERAS MONTILLA DAYANA CAROLINA</text:p>
          </table:table-cell>
          <table:table-cell office:value-type="float" office:value="17549130">
            <text:p>175491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NTRERAS QUINTERO DIOMERLES</text:p>
          </table:table-cell>
          <table:table-cell table:style-name="ce29" office:value-type="float" office:value="11838806">
            <text:p>118388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NTRERAS ZAMBRANO EVENCIO</text:p>
          </table:table-cell>
          <table:table-cell office:value-type="float" office:value="15075137">
            <text:p>150751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RDERO DE RESTREPO NANCY VIOLETA</text:p>
          </table:table-cell>
          <table:table-cell office:value-type="float" office:value="9361420">
            <text:p>93614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ORREA TORRES LISBETH LILIANA</text:p>
          </table:table-cell>
          <table:table-cell table:style-name="ce37" office:value-type="float" office:value="19430479">
            <text:p>194304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CRUCES GUERRERO ANGELA ISABEL</text:p>
          </table:table-cell>
          <table:table-cell table:style-name="ce29" office:value-type="float" office:value="11555834">
            <text:p>115558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ESCALONA RIVERO GABI ANDREINA</text:p>
          </table:table-cell>
          <table:table-cell office:value-type="float" office:value="20407892">
            <text:p>204078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FONSECA NIEVES ZAMILY ZAHISS</text:p>
          </table:table-cell>
          <table:table-cell table:style-name="ce29" office:value-type="float" office:value="15462903">
            <text:p>1546290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FUENTES YGAÑEZ AUROLINA DEL CARMEN</text:p>
          </table:table-cell>
          <table:table-cell table:style-name="ce37" office:value-type="float" office:value="10938309">
            <text:p>109383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ARCIA CAMACHO MARIA ALEJANDRA</text:p>
          </table:table-cell>
          <table:table-cell table:style-name="ce37" office:value-type="float" office:value="13062236">
            <text:p>130622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ARCIA HENRIQUEZ CORALI DELMAR</text:p>
          </table:table-cell>
          <table:table-cell table:style-name="ce37" office:value-type="float" office:value="18839742">
            <text:p>188397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ARCIA PEREZ LUZ CELESTE</text:p>
          </table:table-cell>
          <table:table-cell office:value-type="float" office:value="14467273">
            <text:p>144672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IL DELFIN YAHELYS CAROLINA</text:p>
          </table:table-cell>
          <table:table-cell table:style-name="ce38" office:value-type="float" office:value="19613391">
            <text:p>196133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IL RAMGEL LISBETH COROMOTO</text:p>
          </table:table-cell>
          <table:table-cell office:value-type="float" office:value="20407458">
            <text:p>2040745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ONZALEZ CASTILLO YECENIA OXALIDE</text:p>
          </table:table-cell>
          <table:table-cell table:style-name="ce37" office:value-type="float" office:value="17203099">
            <text:p>172030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ONZALEZ VELANDIA LEIDY ELIZETH</text:p>
          </table:table-cell>
          <table:table-cell table:style-name="ce29" office:value-type="float" office:value="20734280">
            <text:p>207342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UILLEN LUZ MARY</text:p>
          </table:table-cell>
          <table:table-cell office:value-type="float" office:value="11187750">
            <text:p>111877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GUZMAN MAGLORI DEL VALLE</text:p>
          </table:table-cell>
          <table:table-cell table:style-name="ce37" office:value-type="float" office:value="11191975">
            <text:p>111919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HERNANDEZ MARLI TERESA</text:p>
          </table:table-cell>
          <table:table-cell table:style-name="ce37" office:value-type="float" office:value="11188014">
            <text:p>111880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HERNANDEZ PAZ SANTA YSABEL</text:p>
          </table:table-cell>
          <table:table-cell table:style-name="ce37" office:value-type="float" office:value="13805236">
            <text:p>138052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HERNANDEZ TORRES MARIA MEDARDA</text:p>
          </table:table-cell>
          <table:table-cell office:value-type="float" office:value="11402734">
            <text:p>114027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HERRERA PEREZ LILIANA LISBETH</text:p>
          </table:table-cell>
          <table:table-cell office:value-type="float" office:value="18906162">
            <text:p>1890616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JIMENEZ CASTILLO DIOCELY DEL CARMEN</text:p>
          </table:table-cell>
          <table:table-cell table:style-name="ce37" office:value-type="float" office:value="17203804">
            <text:p>172038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JIMENEZ LINARES ANA NARCISA</text:p>
          </table:table-cell>
          <table:table-cell office:value-type="float" office:value="11304510">
            <text:p>113045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JOYO LAGUNA JESUS ALBERTO</text:p>
          </table:table-cell>
          <table:table-cell table:style-name="ce34" office:value-type="float" office:value="20601158">
            <text:p>2060115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ARA MONTES MIKDELANYELA</text:p>
          </table:table-cell>
          <table:table-cell table:style-name="ce34" office:value-type="float" office:value="14821167">
            <text:p>148211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OPEZ MANUEL DE JESUS</text:p>
          </table:table-cell>
          <table:table-cell office:value-type="float" office:value="18545168">
            <text:p>185451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OPEZ BERMUDEZ EDILCE MIREYA</text:p>
          </table:table-cell>
          <table:table-cell office:value-type="float" office:value="13186669">
            <text:p>131866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OPEZ GARRIDO ANAIS KARELYS</text:p>
          </table:table-cell>
          <table:table-cell table:style-name="ce37" office:value-type="float" office:value="18017779">
            <text:p>180177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OPEZ MARQUEZ YADECCY KARINA</text:p>
          </table:table-cell>
          <table:table-cell office:value-type="float" office:value="20225985">
            <text:p>202259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ORA DE GONZALEZ KATHERIN DEL VALLE</text:p>
          </table:table-cell>
          <table:table-cell table:style-name="ce37" office:value-type="float" office:value="19613898">
            <text:p>196138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LUGO BONILLO ELIDA VIRGINIA</text:p>
          </table:table-cell>
          <table:table-cell office:value-type="float" office:value="21339304">
            <text:p>213393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ALUENGA ROJAS MAYELIS MARIEL</text:p>
          </table:table-cell>
          <table:table-cell table:style-name="ce37" office:value-type="float" office:value="18584233">
            <text:p>185842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ARQUEZ AMAYA YIBI AMARLEYSI</text:p>
          </table:table-cell>
          <table:table-cell table:style-name="ce34" office:value-type="float" office:value="17206846">
            <text:p>172068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ARQUEZ GARCIA MARLIN MARBELIS</text:p>
          </table:table-cell>
          <table:table-cell office:value-type="float" office:value="15672252">
            <text:p>1567225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ARTINEZ ZULLY MARIA</text:p>
          </table:table-cell>
          <table:table-cell table:style-name="ce37" office:value-type="float" office:value="13559549">
            <text:p>135595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ELENDEZ SILVA GRESLY BETZABETH</text:p>
          </table:table-cell>
          <table:table-cell table:style-name="ce37" office:value-type="float" office:value="24116663">
            <text:p>241166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GOLLON RODRIGUEZ JESUS ENRIQUE</text:p>
          </table:table-cell>
          <table:table-cell table:style-name="ce38" office:value-type="float" office:value="20961228">
            <text:p>2096122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LINA QUINITERO YUBEIZA</text:p>
          </table:table-cell>
          <table:table-cell office:value-type="float" office:value="12514814">
            <text:p>125148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LINA RIVERA LILIANA</text:p>
          </table:table-cell>
          <table:table-cell office:value-type="float" office:value="18207124">
            <text:p>182071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NROY SANCHEZ MARILIN</text:p>
          </table:table-cell>
          <table:table-cell table:style-name="ce34" office:value-type="float" office:value="9959036">
            <text:p>99590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NSALVE ALBARRAN CARLOS LUIS</text:p>
          </table:table-cell>
          <table:table-cell table:style-name="ce37" office:value-type="float" office:value="17377516">
            <text:p>173775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NTOYA NELSON GEOVANNI</text:p>
          </table:table-cell>
          <table:table-cell office:value-type="float" office:value="13791371">
            <text:p>1379137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MORALES SANCHEZ FRANCIS JARIVET</text:p>
          </table:table-cell>
          <table:table-cell table:style-name="ce34" office:value-type="float" office:value="19071768">
            <text:p>190717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NAVARRO RUIZ YUSNEY CAROLINA</text:p>
          </table:table-cell>
          <table:table-cell table:style-name="ce37" office:value-type="float" office:value="18907902">
            <text:p>189079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NAVAS ESTANGA OLGA INES</text:p>
          </table:table-cell>
          <table:table-cell table:style-name="ce37" office:value-type="float" office:value="11822922">
            <text:p>118229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OCARIZ CASTRO KARIN</text:p>
          </table:table-cell>
          <table:table-cell office:value-type="float" office:value="13061794">
            <text:p>130617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OCHOA ESCOBAR MAIRA ARMANTINA</text:p>
          </table:table-cell>
          <table:table-cell table:style-name="ce37" office:value-type="float" office:value="13254943">
            <text:p>132549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ONTIVERO WILSON JOVANNY</text:p>
          </table:table-cell>
          <table:table-cell office:value-type="float" office:value="13012448">
            <text:p>130124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OROZCO ROJAS NUVIA DEL CARMEN</text:p>
          </table:table-cell>
          <table:table-cell office:value-type="float" office:value="12464548">
            <text:p>124645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ORTIZ RODRIGUEZ SOLMARA DEL VALLE</text:p>
          </table:table-cell>
          <table:table-cell table:style-name="ce29" office:value-type="float" office:value="20732813">
            <text:p>207328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PACHECO PERAZA YORMA YORVELIS</text:p>
          </table:table-cell>
          <table:table-cell table:style-name="ce37" office:value-type="float" office:value="19882589">
            <text:p>1988258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PARGAS RIVAS MARIA AUXILIADORA</text:p>
          </table:table-cell>
          <table:table-cell table:style-name="ce37" office:value-type="float" office:value="14550088">
            <text:p>1455008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PEÑA BARAZARTE ROSA DEL CARMEN</text:p>
          </table:table-cell>
          <table:table-cell office:value-type="float" office:value="17988982">
            <text:p>179889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PEREZ CONTRERAS RENNY RAFAEL</text:p>
          </table:table-cell>
          <table:table-cell office:value-type="float" office:value="19350180">
            <text:p>193501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QUINITERO CONTRERAS DECCY YORLEY</text:p>
          </table:table-cell>
          <table:table-cell office:value-type="float" office:value="20225650">
            <text:p>202256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QUINTERO MONSALVE FRANCI ELIZA</text:p>
          </table:table-cell>
          <table:table-cell office:value-type="float" office:value="12203572">
            <text:p>122035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AMIREZ CARVAJAL JOSE GREGORIO</text:p>
          </table:table-cell>
          <table:table-cell table:style-name="ce29" office:value-type="float" office:value="17958572">
            <text:p>179585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AMIREZ RAMIREZ CINDY LORENA</text:p>
          </table:table-cell>
          <table:table-cell office:value-type="float" office:value="20516404">
            <text:p>205164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EYES AVILA YENNYS ESMERALDA</text:p>
          </table:table-cell>
          <table:table-cell office:value-type="float" office:value="16156140">
            <text:p>161561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IVAS DIANA CAROLINA</text:p>
          </table:table-cell>
          <table:table-cell office:value-type="float" office:value="20238582">
            <text:p>202385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IVAS RIVAS DANIEL LEONARDO</text:p>
          </table:table-cell>
          <table:table-cell office:value-type="float" office:value="18838600">
            <text:p>188386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IVERO ALEJO MERLIS YAMILET</text:p>
          </table:table-cell>
          <table:table-cell table:style-name="ce37" office:value-type="float" office:value="12896697">
            <text:p>128966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A ZERPA LILIMAR</text:p>
          </table:table-cell>
          <table:table-cell office:value-type="float" office:value="19191577">
            <text:p>191915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DRIGUEZ SEGOBIA CARMEN LUISA</text:p>
          </table:table-cell>
          <table:table-cell table:style-name="ce34" office:value-type="float" office:value="16979757">
            <text:p>169797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JAS GENESIS TAHIRI</text:p>
          </table:table-cell>
          <table:table-cell table:style-name="ce37" office:value-type="float" office:value="20965911">
            <text:p>2096591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JAS BUSTAMANTE NAYELIZ</text:p>
          </table:table-cell>
          <table:table-cell table:style-name="ce29" office:value-type="float" office:value="16333213">
            <text:p>163332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JAS CONTRERAS EGLY LISBETH</text:p>
          </table:table-cell>
          <table:table-cell office:value-type="float" office:value="16334675">
            <text:p>163346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JAS ROJAS YURAIMA DEL CARMEN</text:p>
          </table:table-cell>
          <table:table-cell table:style-name="ce29" office:value-type="float" office:value="14551356">
            <text:p>145513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MERO DE MELENDEZ NELISA ROSALBI</text:p>
          </table:table-cell>
          <table:table-cell table:style-name="ce37" office:value-type="float" office:value="14900885">
            <text:p>149008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ONDON MARIN MARIA ELENA</text:p>
          </table:table-cell>
          <table:table-cell table:style-name="ce37" office:value-type="float" office:value="19881971">
            <text:p>1988197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RUIZ YRAIMA DEL CARMEN</text:p>
          </table:table-cell>
          <table:table-cell table:style-name="ce37" office:value-type="float" office:value="12206584">
            <text:p>122065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AVEDRA NAVARRO YULTHIS MARILI</text:p>
          </table:table-cell>
          <table:table-cell office:value-type="float" office:value="16072737">
            <text:p>160727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LAZAR BORRAIS NAIRELYS MATILDE</text:p>
          </table:table-cell>
          <table:table-cell table:style-name="ce38" office:value-type="float" office:value="19834481">
            <text:p>1983448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LCEDO JAIMES YURI BIVIANA</text:p>
          </table:table-cell>
          <table:table-cell office:value-type="float" office:value="17170773">
            <text:p>171707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NCHEZ ALVARADO ANA ZORELIS</text:p>
          </table:table-cell>
          <table:table-cell office:value-type="float" office:value="17725831">
            <text:p>1772583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NDIA ALEJANDRA</text:p>
          </table:table-cell>
          <table:table-cell office:value-type="float" office:value="10555417">
            <text:p>1055541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ANTIAGO MORA ANNA ARISAY</text:p>
          </table:table-cell>
          <table:table-cell office:value-type="float" office:value="16189260">
            <text:p>161892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ERRANO ANYELA</text:p>
          </table:table-cell>
          <table:table-cell table:style-name="ce37" office:value-type="float" office:value="14868053">
            <text:p>148680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OTO CRESPO YARITZA</text:p>
          </table:table-cell>
          <table:table-cell office:value-type="float" office:value="19881198">
            <text:p>198811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SUAREZ AQUINO LUZ BETTY</text:p>
          </table:table-cell>
          <table:table-cell table:style-name="ce29" office:value-type="float" office:value="20516190">
            <text:p>205161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TOLEDO OCHOA NAISLETH MILEIDA</text:p>
          </table:table-cell>
          <table:table-cell table:style-name="ce37" office:value-type="float" office:value="19943250">
            <text:p>199432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UREÑA HERNANDEZ CECILIA</text:p>
          </table:table-cell>
          <table:table-cell office:value-type="float" office:value="11711768">
            <text:p>117117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ALERA SALAZAR YOBEIDA BETZABETH</text:p>
          </table:table-cell>
          <table:table-cell table:style-name="ce34" office:value-type="float" office:value="15533267">
            <text:p>155332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ALERO YADELSI COROMOTO</text:p>
          </table:table-cell>
          <table:table-cell table:style-name="ce29" office:value-type="float" office:value="15670504">
            <text:p>156705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ARELA VILLAMIZAR YAJAIRA MARIA</text:p>
          </table:table-cell>
          <table:table-cell office:value-type="float" office:value="19619584">
            <text:p>196195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EGA MARIA OBDULIA</text:p>
          </table:table-cell>
          <table:table-cell office:value-type="float" office:value="18375808">
            <text:p>183758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ELASQUEZ DE GARCIA NUVIA</text:p>
          </table:table-cell>
          <table:table-cell table:style-name="ce29" office:value-type="float" office:value="6590408">
            <text:p>65904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ILORIA RIVERO LISBEX CAROLINA</text:p>
          </table:table-cell>
          <table:table-cell table:style-name="ce37" office:value-type="float" office:value="17767004">
            <text:p>177670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ILORIA SANCHEZ YULMARY DEL VALLE</text:p>
          </table:table-cell>
          <table:table-cell table:style-name="ce37" office:value-type="float" office:value="15462590">
            <text:p>154625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IVAS MARIA ALEJANDRA</text:p>
          </table:table-cell>
          <table:table-cell table:style-name="ce37" office:value-type="float" office:value="19070160">
            <text:p>190701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ESPECIAL</text:p>
          </table:table-cell>
          <table:table-cell table:style-name="ce21" office:value-type="string">
            <text:p>VIVAS GARCIA ROXANA ARLEIDA</text:p>
          </table:table-cell>
          <table:table-cell table:style-name="ce37" office:value-type="float" office:value="16147973">
            <text:p>161479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AMAYA CHACON JORGE ALBERTO</text:p>
          </table:table-cell>
          <table:table-cell table:style-name="ce29" office:value-type="float" office:value="18257943">
            <text:p>182579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BERMUDEZ ORDAZ SANTOS RAFAEL</text:p>
          </table:table-cell>
          <table:table-cell table:style-name="ce29" office:value-type="float" office:value="9229697">
            <text:p>92296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CANTOR NAVAS PEDRO MILCIADES</text:p>
          </table:table-cell>
          <table:table-cell table:style-name="ce29" office:value-type="float" office:value="10163584">
            <text:p>101635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CONTRERAS MOLINA LUMARSET SMERALDA</text:p>
          </table:table-cell>
          <table:table-cell table:style-name="ce29" office:value-type="float" office:value="19243446">
            <text:p>192434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DUARTE JAIMES JAIME ALEXANDER</text:p>
          </table:table-cell>
          <table:table-cell table:style-name="ce29" office:value-type="float" office:value="14265847">
            <text:p>142658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FLORES CACERES NORKIS YORLEIDYS</text:p>
          </table:table-cell>
          <table:table-cell table:style-name="ce29" office:value-type="float" office:value="19951350">
            <text:p>199513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GUARGUATI PEREZ JOSE OMAR</text:p>
          </table:table-cell>
          <table:table-cell table:style-name="ce39" office:value-type="float" office:value="11114144">
            <text:p>111141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HERNANDEZ IBAÑEZ MARIA PATRICIA</text:p>
          </table:table-cell>
          <table:table-cell table:style-name="ce29" office:value-type="float" office:value="15684778">
            <text:p>156847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MARQUEZ CASTILLO MAYRA ISABEL</text:p>
          </table:table-cell>
          <table:table-cell table:style-name="ce29" office:value-type="float" office:value="20519449">
            <text:p>205194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MESA CORREA WILSON</text:p>
          </table:table-cell>
          <table:table-cell table:style-name="ce29" office:value-type="float" office:value="18558967">
            <text:p>185589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NOVA RODRIGUEZ YORLEY</text:p>
          </table:table-cell>
          <table:table-cell table:style-name="ce29" office:value-type="float" office:value="20624917">
            <text:p>2062491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OVIEDO GALLO NELLY YADELSY</text:p>
          </table:table-cell>
          <table:table-cell table:style-name="ce29" office:value-type="float" office:value="16420243">
            <text:p>164202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PARADA CAÑAS RICHARD ALFONSO</text:p>
          </table:table-cell>
          <table:table-cell table:style-name="ce29" office:value-type="float" office:value="17491370">
            <text:p>174913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PATIÑO BARRERA JOSE DANIEL</text:p>
          </table:table-cell>
          <table:table-cell table:style-name="ce29" office:value-type="float" office:value="18425597">
            <text:p>184255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PEREIRA ROA ERIBERTA YOCELIN</text:p>
          </table:table-cell>
          <table:table-cell table:style-name="ce29" office:value-type="float" office:value="14784894">
            <text:p>147848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PUYO CASTAÑEDA YULI PAOLA</text:p>
          </table:table-cell>
          <table:table-cell table:style-name="ce29" office:value-type="float" office:value="28643104">
            <text:p>286431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FISICA</text:p>
          </table:table-cell>
          <table:table-cell table:style-name="ce22" office:value-type="string">
            <text:p>VILLAMIZAR CAMPOS YADIRA YINETH</text:p>
          </table:table-cell>
          <table:table-cell table:style-name="ce38" office:value-type="float" office:value="12642693">
            <text:p>126426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COSTA CASTRELLON KATHERIN</text:p>
          </table:table-cell>
          <table:table-cell table:style-name="ce29" office:value-type="float" office:value="20517595">
            <text:p>205175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GUILAR MONTILLA NURBIA ZORAIDA</text:p>
          </table:table-cell>
          <table:table-cell table:style-name="ce29" office:value-type="float" office:value="10621891">
            <text:p>106218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GUIRRE MENDOZA ISMARI YAILET</text:p>
          </table:table-cell>
          <table:table-cell office:value-type="float" office:value="15384424">
            <text:p>153844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LVARADO VALERO YENNI CAROLINA</text:p>
          </table:table-cell>
          <table:table-cell table:style-name="ce29" office:value-type="float" office:value="18192248">
            <text:p>181922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LVAREZ NORELYS MILDRED</text:p>
          </table:table-cell>
          <table:table-cell table:style-name="ce37" office:value-type="float" office:value="14663108">
            <text:p>146631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LVEAR LENGUA MARIA CECILIA</text:p>
          </table:table-cell>
          <table:table-cell table:style-name="ce37" office:value-type="float" office:value="19056660">
            <text:p>190566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MARICUA GRACIELA JOSEFINA</text:p>
          </table:table-cell>
          <table:table-cell table:style-name="ce37" office:value-type="float" office:value="15154561">
            <text:p>151545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PURE TERAN MARIELA DEL VALLE</text:p>
          </table:table-cell>
          <table:table-cell table:style-name="ce34" office:value-type="float" office:value="9988965">
            <text:p>99889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RAQUE ROJAS MARIBEL</text:p>
          </table:table-cell>
          <table:table-cell table:style-name="ce29" office:value-type="float" office:value="17357732">
            <text:p>173577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RAQUE RONDON JUSMELY COROMOTO</text:p>
          </table:table-cell>
          <table:table-cell office:value-type="float" office:value="13648325">
            <text:p>136483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REVALO HIDALGO JUDDY YULIMAR</text:p>
          </table:table-cell>
          <table:table-cell table:style-name="ce37" office:value-type="float" office:value="19069724">
            <text:p>190697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VILA TOVAR HERIBERTA DEL CARMEN</text:p>
          </table:table-cell>
          <table:table-cell table:style-name="ce37" office:value-type="float" office:value="11075582">
            <text:p>110755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AYALA MENDEZ DORIS YRAIDES</text:p>
          </table:table-cell>
          <table:table-cell office:value-type="float" office:value="16226693">
            <text:p>162266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ADILLO ARELLANO FRANCY COROMOTO</text:p>
          </table:table-cell>
          <table:table-cell office:value-type="float" office:value="20865085">
            <text:p>208650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ECERRA RAMOS YOHELYS ISAMAR</text:p>
          </table:table-cell>
          <table:table-cell office:value-type="float" office:value="20964847">
            <text:p>209648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ECERRA RANGEL ENDRINA CAROLINA</text:p>
          </table:table-cell>
          <table:table-cell office:value-type="float" office:value="21167527">
            <text:p>211675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ENCOMO PAREDES LIBIA DEL CARMEN</text:p>
          </table:table-cell>
          <table:table-cell office:value-type="float" office:value="14712115">
            <text:p>147121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ERRIOS SULBARAN ROSIBEL DEL VALLE</text:p>
          </table:table-cell>
          <table:table-cell office:value-type="float" office:value="16190154">
            <text:p>161901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ETANCOURT GONZALEZ YANNA CAROLAY</text:p>
          </table:table-cell>
          <table:table-cell office:value-type="float" office:value="20961405">
            <text:p>209614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ORGES RIERA LISSETH NOELIS</text:p>
          </table:table-cell>
          <table:table-cell table:style-name="ce37" office:value-type="float" office:value="16793014">
            <text:p>167930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OTERO CONTRERAS EDILSA KARINA</text:p>
          </table:table-cell>
          <table:table-cell table:style-name="ce37" office:value-type="float" office:value="17988111">
            <text:p>1798811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RAVO MORENO MARIA ENILDE</text:p>
          </table:table-cell>
          <table:table-cell table:style-name="ce37" office:value-type="float" office:value="12839783">
            <text:p>128397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RICEÑO RIVAS KAREN YESSENIA</text:p>
          </table:table-cell>
          <table:table-cell table:style-name="ce29" office:value-type="float" office:value="18572218">
            <text:p>185722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URGOS MEJIAS MILEXI MOLIBET</text:p>
          </table:table-cell>
          <table:table-cell table:style-name="ce37" office:value-type="float" office:value="15384445">
            <text:p>153844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BUSTAMANTE GUERRERO ELOINA</text:p>
          </table:table-cell>
          <table:table-cell office:value-type="float" office:value="15120741">
            <text:p>151207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ACHO BETTIS MARIA</text:p>
          </table:table-cell>
          <table:table-cell office:value-type="float" office:value="15968854">
            <text:p>159688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ACHO MARYADNE COROMOTO</text:p>
          </table:table-cell>
          <table:table-cell office:value-type="float" office:value="16127440">
            <text:p>161274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ACHO BRICEÑO EMILY COROMOTO</text:p>
          </table:table-cell>
          <table:table-cell office:value-type="float" office:value="19620456">
            <text:p>196204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ACHO QUINTERO YESNIREX DEL VALLE</text:p>
          </table:table-cell>
          <table:table-cell table:style-name="ce38" office:value-type="float" office:value="20451940">
            <text:p>204519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ACHO SANCHEZ ELIANNI MILDRE</text:p>
          </table:table-cell>
          <table:table-cell office:value-type="float" office:value="19612634">
            <text:p>196126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MPERO MONTILLA YENNIS VIRGINIA</text:p>
          </table:table-cell>
          <table:table-cell table:style-name="ce38" office:value-type="float" office:value="15463449">
            <text:p>154634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NCHICA SANTANDER DALIA STEFANNY</text:p>
          </table:table-cell>
          <table:table-cell office:value-type="float" office:value="20602720">
            <text:p>206027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RINGI RIVERO DIGNORA MERCEDES</text:p>
          </table:table-cell>
          <table:table-cell office:value-type="float" office:value="14551367">
            <text:p>145513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RMONA TORRES KELY YBANGI</text:p>
          </table:table-cell>
          <table:table-cell table:style-name="ce37" office:value-type="float" office:value="20239438">
            <text:p>202394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RRASCO PEÑA FRANCELYS DEL CARMEN</text:p>
          </table:table-cell>
          <table:table-cell office:value-type="float" office:value="16768573">
            <text:p>167685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RRILLO GARCES ERIKA DEL VALLE</text:p>
          </table:table-cell>
          <table:table-cell table:style-name="ce37" office:value-type="float" office:value="20012172">
            <text:p>200121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STELLANO CAROL ANDREINA</text:p>
          </table:table-cell>
          <table:table-cell table:style-name="ce37" office:value-type="float" office:value="16042796">
            <text:p>160427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STELLANOS SILVA MIRLA COROMOTO</text:p>
          </table:table-cell>
          <table:table-cell table:style-name="ce37" office:value-type="float" office:value="19024491">
            <text:p>190244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STILLO VICENTA ADALUZ</text:p>
          </table:table-cell>
          <table:table-cell table:style-name="ce37" office:value-type="float" office:value="12205820">
            <text:p>122058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ASTILLO PEREZ NORMELIS ARELIS</text:p>
          </table:table-cell>
          <table:table-cell table:style-name="ce37" office:value-type="float" office:value="17766074">
            <text:p>177660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EPEDA VALERO MARISOL</text:p>
          </table:table-cell>
          <table:table-cell table:style-name="ce37" office:value-type="float" office:value="11404301">
            <text:p>114043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HACON OCHOA YNGRID YOHANA</text:p>
          </table:table-cell>
          <table:table-cell office:value-type="float" office:value="19877828">
            <text:p>1987782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HAPARRO FIGUEROA YAMIRA</text:p>
          </table:table-cell>
          <table:table-cell office:value-type="float" office:value="14724215">
            <text:p>147242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HINCHILLA COLMENARES NEIVI DEL CARMEN</text:p>
          </table:table-cell>
          <table:table-cell table:style-name="ce37" office:value-type="float" office:value="19855737">
            <text:p>198557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HIQUITO VERGARA DANIELA JOSEFINA</text:p>
          </table:table-cell>
          <table:table-cell office:value-type="float" office:value="18289956">
            <text:p>182899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OIRAN VILLANUEVA LILIA ENRIQUETA</text:p>
          </table:table-cell>
          <table:table-cell table:style-name="ce37" office:value-type="float" office:value="11113080">
            <text:p>111130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OLMENAREZ DIAZ ALBA MARIA</text:p>
          </table:table-cell>
          <table:table-cell table:style-name="ce37" office:value-type="float" office:value="19070912">
            <text:p>1907091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ONTRERAS CORONADO BETZABE</text:p>
          </table:table-cell>
          <table:table-cell table:style-name="ce34" office:value-type="float" office:value="15783496">
            <text:p>157834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ONTRERAS HERNANDEZ ROSA ELENA</text:p>
          </table:table-cell>
          <table:table-cell table:style-name="ce37" office:value-type="float" office:value="11047539">
            <text:p>110475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CORONEL HENRIQUEZ MARIA CRISALIDA</text:p>
          </table:table-cell>
          <table:table-cell table:style-name="ce37" office:value-type="float" office:value="10327480">
            <text:p>103274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DELGADO VANESSA ANDREINA</text:p>
          </table:table-cell>
          <table:table-cell table:style-name="ce37" office:value-type="float" office:value="20825516">
            <text:p>208255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DELGADO GONZALEZ YESSICA CAROLINA</text:p>
          </table:table-cell>
          <table:table-cell table:style-name="ce29" office:value-type="float" office:value="17685886">
            <text:p>1768588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DEPABLOS SANTANDER CRISS KARLY</text:p>
          </table:table-cell>
          <table:table-cell office:value-type="float" office:value="21551373">
            <text:p>215513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DIAZ BARAZARTE LILIBETH</text:p>
          </table:table-cell>
          <table:table-cell table:style-name="ce37" office:value-type="float" office:value="20239239">
            <text:p>202392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DIMAS JIMENEZ DAIRYS TAILANA</text:p>
          </table:table-cell>
          <table:table-cell table:style-name="ce37" office:value-type="float" office:value="19613942">
            <text:p>196139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ESPINIOZA RAMIREZ ZENAIDA DEL CARMEN</text:p>
          </table:table-cell>
          <table:table-cell table:style-name="ce29" office:value-type="float" office:value="15270670">
            <text:p>152706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FERNANDEZ DE SANTIAGO ELSA COROMOTO</text:p>
          </table:table-cell>
          <table:table-cell table:style-name="ce38" office:value-type="float" office:value="13328463">
            <text:p>133284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FERNANDEZ DE SANTIAGO ANA TERESA</text:p>
          </table:table-cell>
          <table:table-cell table:style-name="ce38" office:value-type="float" office:value="16634611">
            <text:p>1663461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FLAUDITA AVENDAÑO ANA ROSA</text:p>
          </table:table-cell>
          <table:table-cell office:value-type="float" office:value="8199259">
            <text:p>81992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ARCIA BENIGNA</text:p>
          </table:table-cell>
          <table:table-cell table:style-name="ce38" office:value-type="float" office:value="13062521">
            <text:p>1306252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ARCIA VERGARA MILAGRO DEL VALLE</text:p>
          </table:table-cell>
          <table:table-cell office:value-type="float" office:value="13883002">
            <text:p>138830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ARCIA ZAMBRANO CARMEN YARITZA</text:p>
          </table:table-cell>
          <table:table-cell office:value-type="float" office:value="19632176">
            <text:p>196321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IL ESTERLIN CHIQUINQUIRA</text:p>
          </table:table-cell>
          <table:table-cell office:value-type="float" office:value="16048477">
            <text:p>160484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IRON BARRIOS MARIA LUISANNA</text:p>
          </table:table-cell>
          <table:table-cell table:style-name="ce37" office:value-type="float" office:value="16635374">
            <text:p>166353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MEZ PARAHUATY MILANGELA BELITZA</text:p>
          </table:table-cell>
          <table:table-cell table:style-name="ce34" office:value-type="float" office:value="11709748">
            <text:p>117097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GOMEZ DALIA CAROLINA</text:p>
          </table:table-cell>
          <table:table-cell table:style-name="ce37" office:value-type="float" office:value="18290190">
            <text:p>182901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HERNANDEZ HILDA COROMOTO</text:p>
          </table:table-cell>
          <table:table-cell office:value-type="float" office:value="10723839">
            <text:p>107238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NARVAEZ GREPHSY GABRIELA</text:p>
          </table:table-cell>
          <table:table-cell office:value-type="float" office:value="16793238">
            <text:p>167932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SANCHEZ YAIMAR GABRIELA</text:p>
          </table:table-cell>
          <table:table-cell office:value-type="float" office:value="19366295">
            <text:p>193662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UNDA DALLANA DEL CARMEN</text:p>
          </table:table-cell>
          <table:table-cell table:style-name="ce37" office:value-type="float" office:value="15209487">
            <text:p>152094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URBINA MARIA FERNANDA</text:p>
          </table:table-cell>
          <table:table-cell office:value-type="float" office:value="18558833">
            <text:p>185588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ONZALEZ ZAMBRANO ANNGIE KARINA</text:p>
          </table:table-cell>
          <table:table-cell office:value-type="float" office:value="20406833">
            <text:p>204068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UEDEZ CARMEN EMILIA</text:p>
          </table:table-cell>
          <table:table-cell table:style-name="ce37" office:value-type="float" office:value="9263132">
            <text:p>92631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UERRERO CAMACARO LEIDY DEL CARMEN</text:p>
          </table:table-cell>
          <table:table-cell table:style-name="ce37" office:value-type="float" office:value="20963761">
            <text:p>209637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UERRERO GALINDEZ YESSICA JOHANA</text:p>
          </table:table-cell>
          <table:table-cell table:style-name="ce37" office:value-type="float" office:value="17377934">
            <text:p>173779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GUTIERREZ PERAZA DIANA NAKARY</text:p>
          </table:table-cell>
          <table:table-cell table:style-name="ce38" office:value-type="float" office:value="20011784">
            <text:p>200117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HERNANDEZ MENDOZA KELLIS TAIDIS</text:p>
          </table:table-cell>
          <table:table-cell table:style-name="ce37" office:value-type="float" office:value="11152767">
            <text:p>111527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HERRERA CAMACHO YSABEL TERESA</text:p>
          </table:table-cell>
          <table:table-cell table:style-name="ce37" office:value-type="float" office:value="9382968">
            <text:p>93829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HERRERA ORSINI MARIA FERNANDA</text:p>
          </table:table-cell>
          <table:table-cell table:style-name="ce37" office:value-type="float" office:value="20409606">
            <text:p>204096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HUERFANO MORENO JENNY LISBETH</text:p>
          </table:table-cell>
          <table:table-cell table:style-name="ce37" office:value-type="float" office:value="12205034">
            <text:p>122050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JAIMES PEREZ YAMILE</text:p>
          </table:table-cell>
          <table:table-cell office:value-type="float" office:value="16575729">
            <text:p>165757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JIMENEZ CHAVEZ LUZ DEL VALLE</text:p>
          </table:table-cell>
          <table:table-cell table:style-name="ce37" office:value-type="float" office:value="16127676">
            <text:p>161276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JIMENEZ CONTRERAS COROMOTO DEL CARMEN</text:p>
          </table:table-cell>
          <table:table-cell table:style-name="ce37" office:value-type="float" office:value="19619397">
            <text:p>196193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JIMENEZ NOGUERA YOLANDA MERCEDES</text:p>
          </table:table-cell>
          <table:table-cell table:style-name="ce37" office:value-type="float" office:value="10132221">
            <text:p>1013222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ANDAETA JENNY JOSEFINA</text:p>
          </table:table-cell>
          <table:table-cell table:style-name="ce34" office:value-type="float" office:value="14467722">
            <text:p>144677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EAL RAMIREZ MARIANA LISBETH</text:p>
          </table:table-cell>
          <table:table-cell office:value-type="float" office:value="20150815">
            <text:p>201508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INARES BLANCO IRLANDA MAYERLIN</text:p>
          </table:table-cell>
          <table:table-cell table:style-name="ce37" office:value-type="float" office:value="20239311">
            <text:p>2023931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INARES MARTINEZ MAYLIN MARGARITA</text:p>
          </table:table-cell>
          <table:table-cell table:style-name="ce37" office:value-type="float" office:value="20408757">
            <text:p>204087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OPEZ LUSANGHELA STEPHANIA</text:p>
          </table:table-cell>
          <table:table-cell table:style-name="ce37" office:value-type="float" office:value="21167678">
            <text:p>211676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LOPEZ ESCOBAR FIDELINA MARIA</text:p>
          </table:table-cell>
          <table:table-cell table:style-name="ce37" office:value-type="float" office:value="13125747">
            <text:p>131257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CIAS GAMEZ ANDREA NATHALIE</text:p>
          </table:table-cell>
          <table:table-cell table:style-name="ce34" office:value-type="float" office:value="15670838">
            <text:p>156708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LVACIA ROA LISBETH KARINA</text:p>
          </table:table-cell>
          <table:table-cell table:style-name="ce34" office:value-type="float" office:value="18118166">
            <text:p>1811816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NRRIQUE CASTILLO GLEDYS ELIANETH</text:p>
          </table:table-cell>
          <table:table-cell table:style-name="ce37" office:value-type="float" office:value="19280479">
            <text:p>192804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QUEZ GIL LISBETH DEL ROSARIO</text:p>
          </table:table-cell>
          <table:table-cell table:style-name="ce37" office:value-type="float" office:value="16208313">
            <text:p>1620831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QUEZ MOLINA ROSALBA</text:p>
          </table:table-cell>
          <table:table-cell table:style-name="ce29" office:value-type="float" office:value="16575632">
            <text:p>165756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QUEZ OROZCO SANDRA JAKELIN</text:p>
          </table:table-cell>
          <table:table-cell office:value-type="float" office:value="20518054">
            <text:p>205180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QUEZ ZAMBRANO ROSMARI DEL VALLE</text:p>
          </table:table-cell>
          <table:table-cell table:style-name="ce29" office:value-type="float" office:value="18642180">
            <text:p>186421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TINEZ APONTE GABRIELA ISABEL</text:p>
          </table:table-cell>
          <table:table-cell table:style-name="ce37" office:value-type="float" office:value="20101633">
            <text:p>201016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TINEZ PASTRAN YADARIT DEL CARMEN</text:p>
          </table:table-cell>
          <table:table-cell table:style-name="ce37" office:value-type="float" office:value="12837217">
            <text:p>1283721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ARTINEZ RIVERA LILIAN DEL CARMEN</text:p>
          </table:table-cell>
          <table:table-cell office:value-type="float" office:value="18191676">
            <text:p>181916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NA HERNANDEZ KARINA DEL VALLE</text:p>
          </table:table-cell>
          <table:table-cell table:style-name="ce34" office:value-type="float" office:value="18101952">
            <text:p>1810195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NDEZ FERNANDEZ MIRIAN DEL CARMEN</text:p>
          </table:table-cell>
          <table:table-cell table:style-name="ce37" office:value-type="float" office:value="16337669">
            <text:p>163376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NDOZA HERNANDEZ HELEN RAGHIL</text:p>
          </table:table-cell>
          <table:table-cell office:value-type="float" office:value="12200391">
            <text:p>122003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NDOZA MORA YASURI CAROLINA</text:p>
          </table:table-cell>
          <table:table-cell table:style-name="ce29" office:value-type="float" office:value="20226959">
            <text:p>202269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RCHAN CALDERON NELSY NALLIBY</text:p>
          </table:table-cell>
          <table:table-cell office:value-type="float" office:value="18425579">
            <text:p>184255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ERCHAN CALDERON KARIN YARITZA</text:p>
          </table:table-cell>
          <table:table-cell table:style-name="ce29" office:value-type="float" office:value="18425581">
            <text:p>1842558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LINA CONTRERAS LEYDI YOSMAR</text:p>
          </table:table-cell>
          <table:table-cell table:style-name="ce29" office:value-type="float" office:value="18093849">
            <text:p>180938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LINA DE MORA YULI</text:p>
          </table:table-cell>
          <table:table-cell table:style-name="ce29" office:value-type="float" office:value="16858379">
            <text:p>168583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LINA PARRA ROSA ALCIRA</text:p>
          </table:table-cell>
          <table:table-cell office:value-type="float" office:value="13211470">
            <text:p>132114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LINA ZAMBRANO MARLY MARILU</text:p>
          </table:table-cell>
          <table:table-cell table:style-name="ce29" office:value-type="float" office:value="20517406">
            <text:p>205174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ENEGRO MORALES BERTHA ELISA</text:p>
          </table:table-cell>
          <table:table-cell table:style-name="ce37" office:value-type="float" office:value="18906274">
            <text:p>189062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ES MENDEZ CORA</text:p>
          </table:table-cell>
          <table:table-cell office:value-type="float" office:value="9361594">
            <text:p>93615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ILLA BLANCO KLEISSY KARINA</text:p>
          </table:table-cell>
          <table:table-cell table:style-name="ce34" office:value-type="float" office:value="19031074">
            <text:p>190310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ILLA CABEZAS MILEIDY COROMOTO</text:p>
          </table:table-cell>
          <table:table-cell table:style-name="ce34" office:value-type="float" office:value="12333514">
            <text:p>123335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ILLA MORENO YOHANA KATALY</text:p>
          </table:table-cell>
          <table:table-cell office:value-type="float" office:value="16793059">
            <text:p>167930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OYA BECERRA ONEIDY DEL CARMEN</text:p>
          </table:table-cell>
          <table:table-cell office:value-type="float" office:value="17660245">
            <text:p>1766024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NTOYA ZAPATA DENNIS OMAIRA</text:p>
          </table:table-cell>
          <table:table-cell table:style-name="ce37" office:value-type="float" office:value="23154038">
            <text:p>231540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RA GARCIA MARIA CRISTINA</text:p>
          </table:table-cell>
          <table:table-cell office:value-type="float" office:value="18425576">
            <text:p>184255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RA PEREZ AMMY MICHEL</text:p>
          </table:table-cell>
          <table:table-cell office:value-type="float" office:value="20732667">
            <text:p>207326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ORALES ROZO ANNY IRENE</text:p>
          </table:table-cell>
          <table:table-cell table:style-name="ce37" office:value-type="float" office:value="17876500">
            <text:p>178765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UÑOZ DE ROMERO ADELA</text:p>
          </table:table-cell>
          <table:table-cell office:value-type="float" office:value="9985675">
            <text:p>99856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MUÑOZ GUTIERREZ MARELBIS COROMOTO</text:p>
          </table:table-cell>
          <table:table-cell table:style-name="ce37" office:value-type="float" office:value="12209979">
            <text:p>122099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NIEVES MOSQUERA ADELINA GREGORIA</text:p>
          </table:table-cell>
          <table:table-cell table:style-name="ce37" office:value-type="float" office:value="11702576">
            <text:p>117025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NUÑEZ SUAREZ EXSI DEL VALLE</text:p>
          </table:table-cell>
          <table:table-cell table:style-name="ce34" office:value-type="float" office:value="18224624">
            <text:p>182246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OROZCO ROMERO FERNANDA GREGORIA</text:p>
          </table:table-cell>
          <table:table-cell table:style-name="ce37" office:value-type="float" office:value="10564402">
            <text:p>105644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OSORIO TELLO VILMA DEL VALLE</text:p>
          </table:table-cell>
          <table:table-cell table:style-name="ce37" office:value-type="float" office:value="11716521">
            <text:p>1171652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ADILLA LOPEZ SILENNYS GISELA</text:p>
          </table:table-cell>
          <table:table-cell table:style-name="ce37" office:value-type="float" office:value="14933267">
            <text:p>149332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AEZ PINEDA LUZ DARY</text:p>
          </table:table-cell>
          <table:table-cell table:style-name="ce37" office:value-type="float" office:value="10559778">
            <text:p>105597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ANTOJA GUEDEZ NOHELIS VIOLETA</text:p>
          </table:table-cell>
          <table:table-cell table:style-name="ce37" office:value-type="float" office:value="20409835">
            <text:p>2040983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AREDES ARRIETA ERIKA DEL CARMEN</text:p>
          </table:table-cell>
          <table:table-cell office:value-type="float" office:value="19826733">
            <text:p>198267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EREZ MARQUEZ ZULEIMA DEL CARMEN</text:p>
          </table:table-cell>
          <table:table-cell table:style-name="ce37" office:value-type="float" office:value="19950876">
            <text:p>199508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EREZ MORENO MARLENY</text:p>
          </table:table-cell>
          <table:table-cell table:style-name="ce37" office:value-type="float" office:value="15671570">
            <text:p>156715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EREZ PINZON ROSALBA</text:p>
          </table:table-cell>
          <table:table-cell table:style-name="ce37" office:value-type="float" office:value="16979087">
            <text:p>1697908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LAZA ESCALONA ELDIS YAMILE</text:p>
          </table:table-cell>
          <table:table-cell office:value-type="float" office:value="11839534">
            <text:p>118395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PLAZAS CASTRO ALBA MARIA</text:p>
          </table:table-cell>
          <table:table-cell office:value-type="float" office:value="14711159">
            <text:p>147111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QUINTERO OZORIO MARIA YEIDELY</text:p>
          </table:table-cell>
          <table:table-cell office:value-type="float" office:value="18838430">
            <text:p>188384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AMIREZ LOPEZ VANESSA SELENIA</text:p>
          </table:table-cell>
          <table:table-cell table:style-name="ce37" office:value-type="float" office:value="17875295">
            <text:p>178752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AMIREZ MARQUEZ ANA DOLORES</text:p>
          </table:table-cell>
          <table:table-cell office:value-type="float" office:value="12463899">
            <text:p>124638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AMIREZ MARQUEZ HARLE DEL CARMEN</text:p>
          </table:table-cell>
          <table:table-cell office:value-type="float" office:value="14771360">
            <text:p>147713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CO MARQUEZ ZUREILYS DEL VALLE</text:p>
          </table:table-cell>
          <table:table-cell table:style-name="ce37" office:value-type="float" office:value="15790342">
            <text:p>157903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VAS YESENIA CAROLINA</text:p>
          </table:table-cell>
          <table:table-cell table:style-name="ce37" office:value-type="float" office:value="20601293">
            <text:p>206012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VAS YEISY CAROLINA</text:p>
          </table:table-cell>
          <table:table-cell office:value-type="float" office:value="18838237">
            <text:p>188382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VAS DE MOLINA LIBETH DEL MILAGRO</text:p>
          </table:table-cell>
          <table:table-cell table:style-name="ce37" office:value-type="float" office:value="10036306">
            <text:p>100363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VAS MOLINA MARIA LISBETH</text:p>
          </table:table-cell>
          <table:table-cell office:value-type="float" office:value="18641527">
            <text:p>186415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IVERA PEREZ YENNY COROMOTO</text:p>
          </table:table-cell>
          <table:table-cell table:style-name="ce29" office:value-type="float" office:value="18424790">
            <text:p>184247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DRIGUEZ DEYANIRA</text:p>
          </table:table-cell>
          <table:table-cell table:style-name="ce37" office:value-type="float" office:value="20963169">
            <text:p>209631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DRIGUEZ TIBYSAY DEL CARMEN</text:p>
          </table:table-cell>
          <table:table-cell office:value-type="float" office:value="15671159">
            <text:p>156711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DRIGUEZ <text:s/>MEJIAS YENNIFER </text:p>
          </table:table-cell>
          <table:table-cell table:style-name="ce37" office:value-type="float" office:value="20867977">
            <text:p>208679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DRIGUEZ ALARCON YENIFER PAHOLA</text:p>
          </table:table-cell>
          <table:table-cell office:value-type="float" office:value="18226677">
            <text:p>182266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DRIGUEZ NACAR SUAHIL LUCIA</text:p>
          </table:table-cell>
          <table:table-cell table:style-name="ce37" office:value-type="float" office:value="12837283">
            <text:p>128372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JAS PLAZA BRIGITT VANESSA</text:p>
          </table:table-cell>
          <table:table-cell office:value-type="float" office:value="15783796">
            <text:p>157837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NDON MEDINA MILDRET CAROLINA</text:p>
          </table:table-cell>
          <table:table-cell office:value-type="float" office:value="14267479">
            <text:p>142674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OSALES RODRIGUEZ MARILUZ</text:p>
          </table:table-cell>
          <table:table-cell office:value-type="float" office:value="12463909">
            <text:p>124639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RUIZ VIERA YUSMARY DEL CARMEN</text:p>
          </table:table-cell>
          <table:table-cell table:style-name="ce37" office:value-type="float" office:value="18296544">
            <text:p>182965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ALAS CASTILLO JHOANA VANESSA</text:p>
          </table:table-cell>
          <table:table-cell table:style-name="ce37" office:value-type="float" office:value="19069316">
            <text:p>190693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ANCHEZ DE FLORES YANNARIT DEL VALLE</text:p>
          </table:table-cell>
          <table:table-cell office:value-type="float" office:value="17376965">
            <text:p>173769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ANCHEZ GIL DARIANA DEL VALLE</text:p>
          </table:table-cell>
          <table:table-cell table:style-name="ce38" office:value-type="float" office:value="23914005">
            <text:p>239140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ANCHEZ JIMENEZ BRIZAIDA DEL REAL</text:p>
          </table:table-cell>
          <table:table-cell table:style-name="ce34" office:value-type="float" office:value="19193137">
            <text:p>191931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ANTIAGO DIAZ MARIANY VIRGINIA</text:p>
          </table:table-cell>
          <table:table-cell table:style-name="ce38" office:value-type="float" office:value="19620624">
            <text:p>196206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ERNA DURAN LUHERLIN OLIANETH DEL CARMEN</text:p>
          </table:table-cell>
          <table:table-cell office:value-type="float" office:value="14551154">
            <text:p>145511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ILVA ARO ANA YOLIMAR</text:p>
          </table:table-cell>
          <table:table-cell table:style-name="ce37" office:value-type="float" office:value="18226036">
            <text:p>182260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ILVA BRAVO OSMARY DEL VALLE</text:p>
          </table:table-cell>
          <table:table-cell table:style-name="ce37" office:value-type="float" office:value="18846698">
            <text:p>188466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OSA MORENO MARIA CAMILA</text:p>
          </table:table-cell>
          <table:table-cell office:value-type="float" office:value="15271141">
            <text:p>152711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UÁREZ CUEVAS OSMARI AMELIA</text:p>
          </table:table-cell>
          <table:table-cell office:value-type="float" office:value="19899407">
            <text:p>198994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SUPERLANO YAMILE JOSEFINA</text:p>
          </table:table-cell>
          <table:table-cell office:value-type="float" office:value="19191447">
            <text:p>191914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APIA HERRERA ADELQUIS YOLIVER</text:p>
          </table:table-cell>
          <table:table-cell table:style-name="ce37" office:value-type="float" office:value="17845875">
            <text:p>178458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ARAZONA ROZO ELVA YILIBE</text:p>
          </table:table-cell>
          <table:table-cell table:style-name="ce33" office:value-type="float" office:value="19491760">
            <text:p>194917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ERAN BERRIOS YOLIMAR DEL VALLE</text:p>
          </table:table-cell>
          <table:table-cell office:value-type="float" office:value="19071667">
            <text:p>190716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ERAN TRIVIÑO MARIA DOMINGA</text:p>
          </table:table-cell>
          <table:table-cell office:value-type="float" office:value="14814055">
            <text:p>148140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ERAN VELAZQUEZ ALBA ZULAY</text:p>
          </table:table-cell>
          <table:table-cell table:style-name="ce37" office:value-type="float" office:value="17554277">
            <text:p>175542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ORRES GOMEZ DIOSMARY DE LA PAZ</text:p>
          </table:table-cell>
          <table:table-cell table:style-name="ce37" office:value-type="float" office:value="19193506">
            <text:p>191935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ORRES ROMERO LOURDES EVELIN</text:p>
          </table:table-cell>
          <table:table-cell office:value-type="float" office:value="16513635">
            <text:p>1651363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TORREYES COLMENARES MARIA RAMONA</text:p>
          </table:table-cell>
          <table:table-cell table:style-name="ce37" office:value-type="float" office:value="19349273">
            <text:p>193492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VALDERRAMA GRATEROL MARIETZY YOANA</text:p>
          </table:table-cell>
          <table:table-cell office:value-type="float" office:value="20012163">
            <text:p>200121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VARELA UZCATEGUI MIRLENA JOSEFINA</text:p>
          </table:table-cell>
          <table:table-cell office:value-type="float" office:value="18226595">
            <text:p>182265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VIERA ROJAS NUBIA ROSA</text:p>
          </table:table-cell>
          <table:table-cell office:value-type="float" office:value="11713586">
            <text:p>1171358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VILLALTA TOVAR ORDALYS MARBELLA</text:p>
          </table:table-cell>
          <table:table-cell table:style-name="ce37" office:value-type="float" office:value="19826700">
            <text:p>1982670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ZAMBRANO TRIBIÑO KENIA KAROL</text:p>
          </table:table-cell>
          <table:table-cell office:value-type="float" office:value="13946848">
            <text:p>139468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EDUCACION MENCION EDUCACION INICIAL</text:p>
          </table:table-cell>
          <table:table-cell office:value-type="string">
            <text:p>ZAMUDIA JIMENEZ TEOLIMAR AIDEE</text:p>
          </table:table-cell>
          <table:table-cell table:style-name="ce37" office:value-type="float" office:value="20965083">
            <text:p>209650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8" office:value-type="string">
            <text:p>PRODUCCION MEDIOS DE COMUNICACION</text:p>
          </table:table-cell>
          <table:table-cell table:style-name="ce24" office:value-type="string">
            <text:p>ANGULO ROJAS DEIVI DANIEL</text:p>
          </table:table-cell>
          <table:table-cell table:style-name="ce40" office:value-type="float" office:value="21171185">
            <text:p>2117118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ARIAS DIAZ YEIDY ANDREINA</text:p>
          </table:table-cell>
          <table:table-cell table:style-name="ce40" office:value-type="float" office:value="20406893">
            <text:p>204068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BALZA MENA JENIFER CAROLINA</text:p>
          </table:table-cell>
          <table:table-cell table:style-name="ce40" office:value-type="float" office:value="19882591">
            <text:p>198825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BECERRA ROZO FELICIDAD</text:p>
          </table:table-cell>
          <table:table-cell table:style-name="ce40" office:value-type="float" office:value="18860276">
            <text:p>188602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BUROZ JAIME KARINA DEL VALLE</text:p>
          </table:table-cell>
          <table:table-cell table:style-name="ce40" office:value-type="float" office:value="18771920">
            <text:p>187719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CAMARGO NORIEGA SERGIO DAVID</text:p>
          </table:table-cell>
          <table:table-cell table:style-name="ce40" office:value-type="float" office:value="21170317">
            <text:p>2117031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CARRILLO ANNY ROSY</text:p>
          </table:table-cell>
          <table:table-cell table:style-name="ce40" office:value-type="float" office:value="15046618">
            <text:p>150466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CASTILLO GONZALEZ JOSE ARGENIS</text:p>
          </table:table-cell>
          <table:table-cell table:style-name="ce40" office:value-type="float" office:value="13947082">
            <text:p>139470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HERNANDEZ HERRERA YUSMELY MARIA</text:p>
          </table:table-cell>
          <table:table-cell table:style-name="ce40" office:value-type="float" office:value="18558078">
            <text:p>185580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MEJIA FIGUEROA MARIO</text:p>
          </table:table-cell>
          <table:table-cell table:style-name="ce40" office:value-type="float" office:value="23549408">
            <text:p>235494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MIRABAL DE GONZALEZ RAIZA EKATERINA</text:p>
          </table:table-cell>
          <table:table-cell table:style-name="ce40" office:value-type="float" office:value="19249423">
            <text:p>1924942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MONTILLA MIRABAL KATHERINE DEL CARMEN</text:p>
          </table:table-cell>
          <table:table-cell table:style-name="ce40" office:value-type="float" office:value="20868076">
            <text:p>208680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PINTO PAEZ DISVELYS YANELSY</text:p>
          </table:table-cell>
          <table:table-cell table:style-name="ce40" office:value-type="float" office:value="18839750">
            <text:p>188397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RODRIGUEZ PEREZ BETANIA BRIGITT</text:p>
          </table:table-cell>
          <table:table-cell table:style-name="ce40" office:value-type="float" office:value="22110591">
            <text:p>221105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ROZO DE BECERRA TRINIDAD</text:p>
          </table:table-cell>
          <table:table-cell table:style-name="ce40" office:value-type="float" office:value="8987093">
            <text:p>89870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SANCHEZ CARRERO LEONILDE</text:p>
          </table:table-cell>
          <table:table-cell table:style-name="ce40" office:value-type="float" office:value="21371246">
            <text:p>213712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SANCHEZ NIZ DENNYS YULIANA</text:p>
          </table:table-cell>
          <table:table-cell table:style-name="ce40" office:value-type="float" office:value="18771559">
            <text:p>187715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YANEZ GUEDEZ YULIMAR HUMBERTA</text:p>
          </table:table-cell>
          <table:table-cell table:style-name="ce40" office:value-type="float" office:value="19784198">
            <text:p>197841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9" office:value-type="string">
            <text:p>TECNICO SUPERIOR UNIVERSITARIO EN PRODUCCION MEDIOS DE COMUNICACION</text:p>
          </table:table-cell>
          <table:table-cell table:style-name="ce24" office:value-type="string">
            <text:p>ZOLORZANO BASTOS FRANCYS JUDITH</text:p>
          </table:table-cell>
          <table:table-cell table:style-name="ce40" office:value-type="float" office:value="21168322">
            <text:p>2116832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AGUILAR RANGEL MARIA DANIELA</text:p>
          </table:table-cell>
          <table:table-cell table:style-name="ce41" office:value-type="float" office:value="20099225">
            <text:p>200992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ALTUVE MORENO <text:s/>MARIA YESKIBEL</text:p>
          </table:table-cell>
          <table:table-cell table:style-name="ce41" office:value-type="float" office:value="19069804">
            <text:p>190698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ANGULO PERNIA BEATRIZ</text:p>
          </table:table-cell>
          <table:table-cell table:style-name="ce41" office:value-type="float" office:value="19487499">
            <text:p>1948749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ARRAIZ OLIVARES JOSE ANGEL</text:p>
          </table:table-cell>
          <table:table-cell table:style-name="ce41" office:value-type="float" office:value="17989462">
            <text:p>1798946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ARROYO DELGADO RUTH ELIZABETH</text:p>
          </table:table-cell>
          <table:table-cell table:style-name="ce41" office:value-type="float" office:value="15383358">
            <text:p>1538335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ALZA ESCORCHA KARELYS DEL VALLE</text:p>
          </table:table-cell>
          <table:table-cell table:style-name="ce41" office:value-type="float" office:value="18906538">
            <text:p>189065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ARRIENTOS MIRANDA LEONALDO SEGUNDO</text:p>
          </table:table-cell>
          <table:table-cell table:style-name="ce41" office:value-type="float" office:value="16280495">
            <text:p>162804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ARRIOS OCHOA ILSE MARIA</text:p>
          </table:table-cell>
          <table:table-cell table:style-name="ce41" office:value-type="float" office:value="19429715">
            <text:p>1942971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ERRIOS ROJAS YAJAIRA DEL CARMEN</text:p>
          </table:table-cell>
          <table:table-cell table:style-name="ce41" office:value-type="float" office:value="20407291">
            <text:p>204072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LANCA BLANCO JOAQUINA ALEJANDRA</text:p>
          </table:table-cell>
          <table:table-cell table:style-name="ce41" office:value-type="float" office:value="19517779">
            <text:p>195177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RICEÑO DUARTE FRANCIS AYARI</text:p>
          </table:table-cell>
          <table:table-cell table:style-name="ce41" office:value-type="float" office:value="23001354">
            <text:p>230013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BRICEÑO RIVAS KRISVEL TERESA</text:p>
          </table:table-cell>
          <table:table-cell table:style-name="ce41" office:value-type="float" office:value="15536744">
            <text:p>1553674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ALDERON MONTOYA BELKY COROMOTO</text:p>
          </table:table-cell>
          <table:table-cell table:style-name="ce41" office:value-type="float" office:value="12555642">
            <text:p>125556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AMACHO DAZA ANDREINA YACKELIN</text:p>
          </table:table-cell>
          <table:table-cell table:style-name="ce41" office:value-type="float" office:value="19619508">
            <text:p>196195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AMACHO QUINTERO REIDELY</text:p>
          </table:table-cell>
          <table:table-cell table:style-name="ce41" office:value-type="float" office:value="15672021">
            <text:p>1567202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ARREÑO RICO NELSON ENRIQUE</text:p>
          </table:table-cell>
          <table:table-cell table:style-name="ce41" office:value-type="float" office:value="13061756">
            <text:p>130617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ASTELLANOS SILVA CHARY LISSET</text:p>
          </table:table-cell>
          <table:table-cell table:style-name="ce41" office:value-type="float" office:value="18560979">
            <text:p>1856097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HAVEZ MONTOYA BENICIO JOVANNY</text:p>
          </table:table-cell>
          <table:table-cell table:style-name="ce41" office:value-type="float" office:value="12552860">
            <text:p>125528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ONTRERAS MARQUEZ CARMEN DALIA</text:p>
          </table:table-cell>
          <table:table-cell table:style-name="ce41" office:value-type="float" office:value="18290492">
            <text:p>182904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CORREA PEÑA BELCY YURLEY</text:p>
          </table:table-cell>
          <table:table-cell table:style-name="ce41" office:value-type="float" office:value="19244477">
            <text:p>192444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DELGADO MENDOZA YULETZY KARINA</text:p>
          </table:table-cell>
          <table:table-cell table:style-name="ce42" office:value-type="float" office:value="16912241">
            <text:p>169122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DUARTE GAMBOA YOLEIDY</text:p>
          </table:table-cell>
          <table:table-cell table:style-name="ce41" office:value-type="float" office:value="20226990">
            <text:p>2022699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DUQUE GIL RICHARD ALONSO</text:p>
          </table:table-cell>
          <table:table-cell table:style-name="ce41" office:value-type="float" office:value="20732659">
            <text:p>207326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ESPIN INFANTE ARCELIA DAYANA</text:p>
          </table:table-cell>
          <table:table-cell table:style-name="ce41" office:value-type="float" office:value="16421634">
            <text:p>164216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ERNANDEZ ARTILES YANITZA</text:p>
          </table:table-cell>
          <table:table-cell table:style-name="ce41" office:value-type="string">
            <text:p>E-844325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IGUEREDO RAMIREZ RENI JOSE</text:p>
          </table:table-cell>
          <table:table-cell table:style-name="ce41" office:value-type="float" office:value="11710824">
            <text:p>117108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INOL MARSDEM LISBETH YASMIN</text:p>
          </table:table-cell>
          <table:table-cell table:style-name="ce41" office:value-type="float" office:value="12839173">
            <text:p>1283917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INOL MARSDEM ESTIVEN DANIEL</text:p>
          </table:table-cell>
          <table:table-cell table:style-name="ce41" office:value-type="float" office:value="21171398">
            <text:p>2117139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INOL MARSDEN ALI DAVID</text:p>
          </table:table-cell>
          <table:table-cell table:style-name="ce41" office:value-type="float" office:value="18288518">
            <text:p>182885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FRANCO MONTILLA NEOMAR</text:p>
          </table:table-cell>
          <table:table-cell table:style-name="ce41" office:value-type="float" office:value="12542906">
            <text:p>125429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ALEA GONZALEZ ORLANDO JOSE</text:p>
          </table:table-cell>
          <table:table-cell table:style-name="ce41" office:value-type="float" office:value="9382634">
            <text:p>93826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ARCIA DE RAMOS YANNY DEL VALLE</text:p>
          </table:table-cell>
          <table:table-cell table:style-name="ce41" office:value-type="float" office:value="19049075">
            <text:p>190490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ARCIA GONZALEZ MARIA YUNETZI</text:p>
          </table:table-cell>
          <table:table-cell table:style-name="ce41" office:value-type="float" office:value="21626740">
            <text:p>216267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ARRIDO DURAN MELFIS YOEL</text:p>
          </table:table-cell>
          <table:table-cell table:style-name="ce41" office:value-type="float" office:value="19881712">
            <text:p>1988171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MEZ CRUCES NANCY BEATRIZ</text:p>
          </table:table-cell>
          <table:table-cell table:style-name="ce41" office:value-type="float" office:value="16189408">
            <text:p>161894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MEZ CRUCES JAVIER ANTONIO</text:p>
          </table:table-cell>
          <table:table-cell table:style-name="ce41" office:value-type="float" office:value="16189404">
            <text:p>161894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MEZ CRUCES JOSE DANIEL</text:p>
          </table:table-cell>
          <table:table-cell table:style-name="ce41" office:value-type="float" office:value="19612240">
            <text:p>196122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MEZ GOMEZ DAVID MOISES</text:p>
          </table:table-cell>
          <table:table-cell table:style-name="ce41" office:value-type="float" office:value="19192112">
            <text:p>1919211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NZALEZ BRAVO ESTEQUI DE JESUS</text:p>
          </table:table-cell>
          <table:table-cell table:style-name="ce41" office:value-type="float" office:value="20409397">
            <text:p>204093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NZALEZ GONZALEZ HILARIO RAMON</text:p>
          </table:table-cell>
          <table:table-cell table:style-name="ce42" office:value-type="float" office:value="18288064">
            <text:p>182880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ONZALEZ QUEVEDO NORMA GREGORIA</text:p>
          </table:table-cell>
          <table:table-cell table:style-name="ce41" office:value-type="float" office:value="11396295">
            <text:p>1139629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RATEROL QUINTERO MARCIAL ANTONIO</text:p>
          </table:table-cell>
          <table:table-cell table:style-name="ce42" office:value-type="float" office:value="9265193">
            <text:p>92651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UERRA MEZA JORGE LUIS</text:p>
          </table:table-cell>
          <table:table-cell table:style-name="ce41" office:value-type="float" office:value="19280623">
            <text:p>1928062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UERRERO PINCAY RICARDO MIGUEL</text:p>
          </table:table-cell>
          <table:table-cell table:style-name="ce41" office:value-type="float" office:value="22114429">
            <text:p>2211442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GUZMAN ROSALES ROSAURA</text:p>
          </table:table-cell>
          <table:table-cell table:style-name="ce41" office:value-type="float" office:value="17358108">
            <text:p>1735810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HERNANDEZ AGUILAR JUAN DE DIOS</text:p>
          </table:table-cell>
          <table:table-cell table:style-name="ce41" office:value-type="float" office:value="3590772">
            <text:p>35907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HERRERA BASTIDAS AIZZARITH DEL VALLE</text:p>
          </table:table-cell>
          <table:table-cell table:style-name="ce41" office:value-type="float" office:value="16635343">
            <text:p>1663534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LANDAETA YASMARY TERESA</text:p>
          </table:table-cell>
          <table:table-cell table:style-name="ce41" office:value-type="float" office:value="11796830">
            <text:p>1179683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LUCENA GARCIA MARIA EMIRIA</text:p>
          </table:table-cell>
          <table:table-cell table:style-name="ce41" office:value-type="float" office:value="13882183">
            <text:p>138821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LUGO CASTILLO ARTURO JOSE</text:p>
          </table:table-cell>
          <table:table-cell table:style-name="ce41" office:value-type="float" office:value="11189259">
            <text:p>111892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ARIN RANGEL NELSON ORLANDO</text:p>
          </table:table-cell>
          <table:table-cell table:style-name="ce41" office:value-type="float" office:value="12205850">
            <text:p>1220585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ENDEZ ANTUNE EBERT EDUARDO</text:p>
          </table:table-cell>
          <table:table-cell table:style-name="ce41" office:value-type="float" office:value="19388154">
            <text:p>193881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ENEDEZ DE MOLINA LUZ MARINA</text:p>
          </table:table-cell>
          <table:table-cell table:style-name="ce41" office:value-type="float" office:value="15535824">
            <text:p>155358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ERCADO ARGUELLO LIVIA AUDELINA</text:p>
          </table:table-cell>
          <table:table-cell table:style-name="ce41" office:value-type="float" office:value="10556801">
            <text:p>105568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LINA ARAQUES AURA MARINA</text:p>
          </table:table-cell>
          <table:table-cell table:style-name="ce41" office:value-type="float" office:value="17376014">
            <text:p>1737601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NTERO RUIZ ZORELLI DEL VALLE</text:p>
          </table:table-cell>
          <table:table-cell table:style-name="ce41" office:value-type="float" office:value="8141919">
            <text:p>814191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NTILLA MORENO YELIXSA DEL VALLE</text:p>
          </table:table-cell>
          <table:table-cell table:style-name="ce41" office:value-type="float" office:value="18559254">
            <text:p>1855925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NTILLA MORENO MAYRA REBECA</text:p>
          </table:table-cell>
          <table:table-cell table:style-name="ce41" office:value-type="float" office:value="14663893">
            <text:p>146638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RA MORA MARIANNY MAIRET</text:p>
          </table:table-cell>
          <table:table-cell table:style-name="ce41" office:value-type="float" office:value="23028489">
            <text:p>2302848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RENO ALBAREZ OSCAR EMIRO</text:p>
          </table:table-cell>
          <table:table-cell table:style-name="ce41" office:value-type="float" office:value="15120760">
            <text:p>1512076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MORENO RONDON HECTOR ALFREDO</text:p>
          </table:table-cell>
          <table:table-cell table:style-name="ce42" office:value-type="float" office:value="24113097">
            <text:p>241130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NARANJO RODRIGUEZ EDIXON JOSE</text:p>
          </table:table-cell>
          <table:table-cell table:style-name="ce43" office:value-type="float" office:value="9811336">
            <text:p>98113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OLACHEA CASTRO ELY JESUS</text:p>
          </table:table-cell>
          <table:table-cell table:style-name="ce41" office:value-type="float" office:value="15383302">
            <text:p>153833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PALENCIA AGUIRRE YADIRA DEL VALLE</text:p>
          </table:table-cell>
          <table:table-cell table:style-name="ce41" office:value-type="float" office:value="8772075">
            <text:p>87720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PALENCIA MARTINEZ JHON SALVADOR</text:p>
          </table:table-cell>
          <table:table-cell table:style-name="ce41" office:value-type="float" office:value="10014521">
            <text:p>1001452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PAREDES CAMACHO OSMARY MARLEY</text:p>
          </table:table-cell>
          <table:table-cell table:style-name="ce41" office:value-type="float" office:value="15536836">
            <text:p>155368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PEREZ FINOL ELIZABETH VANESSA</text:p>
          </table:table-cell>
          <table:table-cell table:style-name="ce41" office:value-type="float" office:value="25316142">
            <text:p>2531614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PIRELA GARCIA ADRIANA CAROLINA</text:p>
          </table:table-cell>
          <table:table-cell table:style-name="ce41" office:value-type="float" office:value="20599284">
            <text:p>205992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QUINTERO YENIFER COROMOTO</text:p>
          </table:table-cell>
          <table:table-cell table:style-name="ce41" office:value-type="float" office:value="20601128">
            <text:p>2060112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QUINTERO GUERRERO MIGUEL EDUARDO DE LA SANTISIMA CRUZ</text:p>
          </table:table-cell>
          <table:table-cell table:style-name="ce41" office:value-type="float" office:value="19619793">
            <text:p>196197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QUINTERO HERNANDEZ YORDALIS</text:p>
          </table:table-cell>
          <table:table-cell table:style-name="ce41" office:value-type="float" office:value="23033917">
            <text:p>2303391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QUINTERO VALERO FRANCISCO ANTONIO</text:p>
          </table:table-cell>
          <table:table-cell table:style-name="ce42" office:value-type="float" office:value="14433068">
            <text:p>144330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AMOS CAMACHO ANGEL EDUARDO</text:p>
          </table:table-cell>
          <table:table-cell table:style-name="ce42" office:value-type="float" office:value="15329582">
            <text:p>153295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AMOS GAMBOA SANDY CAROLINA</text:p>
          </table:table-cell>
          <table:table-cell table:style-name="ce42" office:value-type="float" office:value="19518292">
            <text:p>195182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ANGEL <text:s/>JOSE OTILIO </text:p>
          </table:table-cell>
          <table:table-cell table:style-name="ce41" office:value-type="float" office:value="8136020">
            <text:p>813602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ANGEL <text:s/>JOSE GREGORIO</text:p>
          </table:table-cell>
          <table:table-cell table:style-name="ce41" office:value-type="float" office:value="16126077">
            <text:p>161260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ANGEL CASTILLO GENESIS ANDREINA</text:p>
          </table:table-cell>
          <table:table-cell table:style-name="ce41" office:value-type="float" office:value="19882188">
            <text:p>1988218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IVAS GOMEZ GEORGE MICHAEL</text:p>
          </table:table-cell>
          <table:table-cell table:style-name="ce41" office:value-type="float" office:value="19280940">
            <text:p>192809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DRIGUEZ CRIOLLO LUCIA CAROLINA</text:p>
          </table:table-cell>
          <table:table-cell table:style-name="ce41" office:value-type="float" office:value="21551557">
            <text:p>215515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DRIGUEZ GAMBOA ANA ELIZABETH</text:p>
          </table:table-cell>
          <table:table-cell table:style-name="ce41" office:value-type="float" office:value="16334251">
            <text:p>163342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DRIGUEZ PUMAR ALFREDO ANTONIO</text:p>
          </table:table-cell>
          <table:table-cell table:style-name="ce41" office:value-type="float" office:value="14933064">
            <text:p>149330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DRIGUEZ QUINTERO YANNELY MORAIMA</text:p>
          </table:table-cell>
          <table:table-cell table:style-name="ce41" office:value-type="float" office:value="23033978">
            <text:p>2303397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DRIGUEZ ROMERO PEDRO RAMON</text:p>
          </table:table-cell>
          <table:table-cell table:style-name="ce41" office:value-type="float" office:value="15670657">
            <text:p>156706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JAS ZAMBRANO MEUDYS CAROLINA</text:p>
          </table:table-cell>
          <table:table-cell table:style-name="ce41" office:value-type="float" office:value="14813247">
            <text:p>1481324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MERO OLIVAR YULIMAR DEL CARMEN</text:p>
          </table:table-cell>
          <table:table-cell table:style-name="ce41" office:value-type="float" office:value="12838061">
            <text:p>128380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ONDON FANNY DEL CARMEN</text:p>
          </table:table-cell>
          <table:table-cell table:style-name="ce41" office:value-type="float" office:value="8142906">
            <text:p>81429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RUIZ DE FINOL MARIA WILERMA</text:p>
          </table:table-cell>
          <table:table-cell table:style-name="ce41" office:value-type="float" office:value="15670877">
            <text:p>1567087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NCHEZ RODRIGUEZ RUKMINI</text:p>
          </table:table-cell>
          <table:table-cell table:style-name="ce41" office:value-type="float" office:value="23001627">
            <text:p>2300162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NCHEZ RODRIGUEZ SATYAVATI</text:p>
          </table:table-cell>
          <table:table-cell table:style-name="ce41" office:value-type="float" office:value="19070104">
            <text:p>1907010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NCHEZ RODRIGUEZ LEGNI CAROLINA</text:p>
          </table:table-cell>
          <table:table-cell table:style-name="ce41" office:value-type="float" office:value="20099264">
            <text:p>200992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NCHEZ ZAMBRANO IRIS MILAGROS</text:p>
          </table:table-cell>
          <table:table-cell table:style-name="ce44" office:value-type="float" office:value="20734009">
            <text:p>207340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RMIENTO QUINTERO SANDRA REIMUNDA</text:p>
          </table:table-cell>
          <table:table-cell table:style-name="ce41" office:value-type="float" office:value="19784941">
            <text:p>197849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RMIENTO QUINTERO NEIDY CAROLINA</text:p>
          </table:table-cell>
          <table:table-cell table:style-name="ce42" office:value-type="float" office:value="19784940">
            <text:p>197849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ARMIENTO QUINTERO JESUS JAVIER</text:p>
          </table:table-cell>
          <table:table-cell table:style-name="ce42" office:value-type="float" office:value="19784939">
            <text:p>197849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IANO RINCON ANGEL DANIEL</text:p>
          </table:table-cell>
          <table:table-cell table:style-name="ce41" office:value-type="float" office:value="19025107">
            <text:p>190251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IERRA CARMEN VIRGINIA</text:p>
          </table:table-cell>
          <table:table-cell table:style-name="ce41" office:value-type="float" office:value="17358705">
            <text:p>1735870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ILVA JIMENEZ GLEXY YANERI</text:p>
          </table:table-cell>
          <table:table-cell table:style-name="ce41" office:value-type="float" office:value="23557561">
            <text:p>2355756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SILVA ROJAS ISAMAR</text:p>
          </table:table-cell>
          <table:table-cell table:style-name="ce41" office:value-type="float" office:value="19361388">
            <text:p>1936138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URBINA PEREZ JOHANNY ALEJANDRA</text:p>
          </table:table-cell>
          <table:table-cell table:style-name="ce41" office:value-type="float" office:value="22980884">
            <text:p>229808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UZCATEGUI VELASQUEZ CARMEN LUISA</text:p>
          </table:table-cell>
          <table:table-cell table:style-name="ce41" office:value-type="float" office:value="16793097">
            <text:p>167930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VILORIA EVICELIA</text:p>
          </table:table-cell>
          <table:table-cell table:style-name="ce41" office:value-type="float" office:value="9387532">
            <text:p>93875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10" office:value-type="string">
            <text:p>TECNICO SUPERIOR UNIVERSITARIO EN EVALUACION AMBIENTAL</text:p>
          </table:table-cell>
          <table:table-cell table:style-name="ce10" office:value-type="string">
            <text:p>VIVAS SANTIAGO YACSIRI RAMONA</text:p>
          </table:table-cell>
          <table:table-cell table:style-name="ce45" office:value-type="float" office:value="19620251">
            <text:p>1962025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BELLO PEREZ ADRIANA MARYELLIN</text:p>
          </table:table-cell>
          <table:table-cell table:style-name="ce40" office:value-type="float" office:value="20408574">
            <text:p>204085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BURGOS VELAZQUEZ GENESIS CAROLINA</text:p>
          </table:table-cell>
          <table:table-cell table:style-name="ce40" office:value-type="float" office:value="20961948">
            <text:p>2096194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CACERES ERRADES DULCE MARIA</text:p>
          </table:table-cell>
          <table:table-cell table:style-name="ce40" office:value-type="float" office:value="20817284">
            <text:p>208172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DE FIGUEIREDO DURAN OLGA NATACHA</text:p>
          </table:table-cell>
          <table:table-cell table:style-name="ce40" office:value-type="float" office:value="19976810">
            <text:p>1997681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FUMERO BALLONA GENNESIS BETHANIA</text:p>
          </table:table-cell>
          <table:table-cell table:style-name="ce40" office:value-type="float" office:value="20964072">
            <text:p>2096407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GONZALEZ BRICEÑO ANA GABRIELA</text:p>
          </table:table-cell>
          <table:table-cell table:style-name="ce40" office:value-type="float" office:value="19031883">
            <text:p>1903188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INCISO ARTEAGA ADRIANA YARLY</text:p>
          </table:table-cell>
          <table:table-cell table:style-name="ce40" office:value-type="float" office:value="21170702">
            <text:p>2117070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RAMIREZ RAMOS JOANA CRISTINA</text:p>
          </table:table-cell>
          <table:table-cell table:style-name="ce40" office:value-type="float" office:value="17661807">
            <text:p>176618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ROCA BRIAN RUBEN DARIO</text:p>
          </table:table-cell>
          <table:table-cell table:style-name="ce40" office:value-type="float" office:value="20867855">
            <text:p>2086785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SANTIAGO MATERAN MARIA EUGENIA</text:p>
          </table:table-cell>
          <table:table-cell table:style-name="ce40" office:value-type="float" office:value="20965774">
            <text:p>209657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URDANETA PANZA MAIRIANA DE LOS ANGELES</text:p>
          </table:table-cell>
          <table:table-cell table:style-name="ce40" office:value-type="float" office:value="20599534">
            <text:p>205995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COMUNICACION SOCIAL</text:p>
          </table:table-cell>
          <table:table-cell table:style-name="ce24" office:value-type="string">
            <text:p>VIZCAYA BECERRA MARIA TERESA</text:p>
          </table:table-cell>
          <table:table-cell table:style-name="ce40" office:value-type="float" office:value="21525680">
            <text:p>215256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ONZALEZ FERNANDEZ ABERLI YARLIN</text:p>
          </table:table-cell>
          <table:table-cell table:style-name="ce46" office:value-type="float" office:value="20868094">
            <text:p>2086809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LA CRUZ GODOY ADONIS JOEL</text:p>
          </table:table-cell>
          <table:table-cell table:style-name="ce42" office:value-type="float" office:value="17661407">
            <text:p>176614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DELGADO MOLLETONES ANA DELFINA</text:p>
          </table:table-cell>
          <table:table-cell table:style-name="ce46" office:value-type="float" office:value="10058974">
            <text:p>1005897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CONTRERAS PETIT ANA MERCEDES</text:p>
          </table:table-cell>
          <table:table-cell table:style-name="ce41" office:value-type="float" office:value="12463037">
            <text:p>124630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AMOS CAMACHO ANGEL EDUARDO</text:p>
          </table:table-cell>
          <table:table-cell table:style-name="ce42" office:value-type="float" office:value="15329582">
            <text:p>153295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TERAN RODRIGUEZ ANTONIO JOSE</text:p>
          </table:table-cell>
          <table:table-cell table:style-name="ce46" office:value-type="float" office:value="19430057">
            <text:p>1943005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AVANCINI CARBALLO ARNOLDO RAMON</text:p>
          </table:table-cell>
          <table:table-cell table:style-name="ce46" office:value-type="float" office:value="4259837">
            <text:p>425983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ELAYO TORRES BERENICE MARIA</text:p>
          </table:table-cell>
          <table:table-cell table:style-name="ce46" office:value-type="float" office:value="13041036">
            <text:p>130410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EJIAS ALBUJAS CARLOS ALFREDO</text:p>
          </table:table-cell>
          <table:table-cell table:style-name="ce46" office:value-type="float" office:value="13531492">
            <text:p>135314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BETANCOURT RODRIGUEZ CARLOS ENRIQUE</text:p>
          </table:table-cell>
          <table:table-cell table:style-name="ce46" office:value-type="float" office:value="19613436">
            <text:p>196134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ADRON CARMEN OLIVIA</text:p>
          </table:table-cell>
          <table:table-cell table:style-name="ce41" office:value-type="float" office:value="11244159">
            <text:p>1124415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ARTINEZ CURRITH CESAR AUGUSTO</text:p>
          </table:table-cell>
          <table:table-cell table:style-name="ce46" office:value-type="float" office:value="6384396">
            <text:p>63843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INEDA CASTAÑEDA CLIVER DE JESUS</text:p>
          </table:table-cell>
          <table:table-cell table:style-name="ce46" office:value-type="float" office:value="20865801">
            <text:p>2086580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COLMENAREZ GUEVARA DANNY JOSE</text:p>
          </table:table-cell>
          <table:table-cell table:style-name="ce46" office:value-type="float" office:value="19429453">
            <text:p>194294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AMOS BEQUIS DINORA YOVANNINA</text:p>
          </table:table-cell>
          <table:table-cell table:style-name="ce46" office:value-type="float" office:value="12837638">
            <text:p>1283763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ALAS ARIAS DIOCELIS COROMOTO</text:p>
          </table:table-cell>
          <table:table-cell table:style-name="ce46" office:value-type="float" office:value="16645884">
            <text:p>1664588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UMBO TORREALBA EDDY COROMOTO</text:p>
          </table:table-cell>
          <table:table-cell table:style-name="ce46" office:value-type="float" office:value="20099965">
            <text:p>2009996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HERNANDEZ MARQUEZ EDGAR JOSE</text:p>
          </table:table-cell>
          <table:table-cell table:style-name="ce46" office:value-type="float" office:value="20294793">
            <text:p>202947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NARANJO RODRIGUEZ EDIXON JOSE</text:p>
          </table:table-cell>
          <table:table-cell table:style-name="ce46" office:value-type="float" office:value="9811336">
            <text:p>981133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CONTRERAS SANTANDER ELIANA CAROLINA</text:p>
          </table:table-cell>
          <table:table-cell table:style-name="ce41" office:value-type="float" office:value="19280480">
            <text:p>192804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IZQUIERDO ELSY MARIELA</text:p>
          </table:table-cell>
          <table:table-cell table:style-name="ce41" office:value-type="float" office:value="7362592">
            <text:p>73625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QUINTERO VALERO FRANCISCO ANTONIO</text:p>
          </table:table-cell>
          <table:table-cell table:style-name="ce42" office:value-type="float" office:value="14433068">
            <text:p>144330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ZAMUDIA GUEDEZ FRANCISCO JAVIER</text:p>
          </table:table-cell>
          <table:table-cell table:style-name="ce46" office:value-type="float" office:value="20866163">
            <text:p>2086616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ESCALONA CASTELLANO GENARINA</text:p>
          </table:table-cell>
          <table:table-cell table:style-name="ce42" office:value-type="float" office:value="19825093">
            <text:p>198250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JIMENEZ PARRA GLORIA FRANCELISES</text:p>
          </table:table-cell>
          <table:table-cell table:style-name="ce41" office:value-type="float" office:value="7460167">
            <text:p>746016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AZUAJE GUDIÑO GLORISMAR CAROLINA</text:p>
          </table:table-cell>
          <table:table-cell table:style-name="ce46" office:value-type="float" office:value="23559124">
            <text:p>2355912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ORENO RONDON HECTOR ALFREDO</text:p>
          </table:table-cell>
          <table:table-cell table:style-name="ce42" office:value-type="float" office:value="24113097">
            <text:p>2411309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UEDEZ HECTOR RICARDO</text:p>
          </table:table-cell>
          <table:table-cell table:style-name="ce46" office:value-type="float" office:value="8145370">
            <text:p>814537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ONZALEZ GONZALEZ HILARIO RAMON</text:p>
          </table:table-cell>
          <table:table-cell table:style-name="ce42" office:value-type="float" office:value="18288064">
            <text:p>182880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ARMIENTO QUINTERO JESUS JAVIER</text:p>
          </table:table-cell>
          <table:table-cell table:style-name="ce42" office:value-type="float" office:value="19784939">
            <text:p>197849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ONSALVE BAPTISTA <text:s/>JOSE DEL CRISTO</text:p>
          </table:table-cell>
          <table:table-cell table:style-name="ce46" office:value-type="float" office:value="14550082">
            <text:p>1455008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ONZALEZ JOSE RAMON</text:p>
          </table:table-cell>
          <table:table-cell table:style-name="ce46" office:value-type="float" office:value="19517934">
            <text:p>195179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TRIBIÑO HERNANDEZ JULIO CESAR</text:p>
          </table:table-cell>
          <table:table-cell table:style-name="ce46" office:value-type="float" office:value="18839476">
            <text:p>1883947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ONCADA CONTRERAS JUVEL ALBERTO</text:p>
          </table:table-cell>
          <table:table-cell table:style-name="ce41" office:value-type="float" office:value="18424225">
            <text:p>184242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ONTILLA MORENO LENNY SARAHYD</text:p>
          </table:table-cell>
          <table:table-cell table:style-name="ce42" office:value-type="float" office:value="19825056">
            <text:p>1982505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OA LILIBETH COROMOTO</text:p>
          </table:table-cell>
          <table:table-cell table:style-name="ce41" office:value-type="float" office:value="19191568">
            <text:p>1919156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UILLEN DURAN LISBETH CAROLINA</text:p>
          </table:table-cell>
          <table:table-cell table:style-name="ce41" office:value-type="float" office:value="20732575">
            <text:p>2073257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AZZILLI MONTILLA LUCILA</text:p>
          </table:table-cell>
          <table:table-cell table:style-name="ce46" office:value-type="float" office:value="13604734">
            <text:p>136047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ORENO MARQUEZ LUZ MARINA</text:p>
          </table:table-cell>
          <table:table-cell table:style-name="ce46" office:value-type="float" office:value="18224325">
            <text:p>18224325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TORRES PEREZ LUZ MARY</text:p>
          </table:table-cell>
          <table:table-cell table:style-name="ce41" office:value-type="float" office:value="16071032">
            <text:p>160710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OSALES AYALA MAIDA ESMERALDA</text:p>
          </table:table-cell>
          <table:table-cell table:style-name="ce41" office:value-type="float" office:value="20516164">
            <text:p>2051616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RATEROL QUINTERO MARCIAL ANTONIO</text:p>
          </table:table-cell>
          <table:table-cell table:style-name="ce42" office:value-type="float" office:value="9265193">
            <text:p>92651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ARELLANO MARIA ELISABETH</text:p>
          </table:table-cell>
          <table:table-cell table:style-name="ce41" office:value-type="float" office:value="12837580">
            <text:p>1283758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GUDIÑO CAMEJO MARIANA DEL CARMEN</text:p>
          </table:table-cell>
          <table:table-cell table:style-name="ce46" office:value-type="float" office:value="20239706">
            <text:p>2023970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VALERA COLMENAREZ MARILUZ DEL CARMEN</text:p>
          </table:table-cell>
          <table:table-cell table:style-name="ce46" office:value-type="float" office:value="17880807">
            <text:p>178808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ANZANILLA CAMACHO MARTIN ANTONIO</text:p>
          </table:table-cell>
          <table:table-cell table:style-name="ce46" office:value-type="float" office:value="19069233">
            <text:p>1906923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ARTAHONA ESPINOZA MAYRA ALEJANDRA</text:p>
          </table:table-cell>
          <table:table-cell table:style-name="ce46" office:value-type="float" office:value="19881169">
            <text:p>1988116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ENDOZA ALDANA MILAGRO COROMOTO</text:p>
          </table:table-cell>
          <table:table-cell table:style-name="ce46" office:value-type="float" office:value="19612007">
            <text:p>19612007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ARMIENTO QUINTERO NEIDY CAROLINA</text:p>
          </table:table-cell>
          <table:table-cell table:style-name="ce42" office:value-type="float" office:value="19784940">
            <text:p>19784940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MARTINEZ QUINTERO ODALYS NAZARET</text:p>
          </table:table-cell>
          <table:table-cell table:style-name="ce46" office:value-type="float" office:value="19069389">
            <text:p>1906938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TERAN RODRIGUEZ OLGALIS SUCELIN</text:p>
          </table:table-cell>
          <table:table-cell table:style-name="ce42" office:value-type="float" office:value="20602518">
            <text:p>20602518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FERNANDEZ CHIRINOS RONALDO JOSE</text:p>
          </table:table-cell>
          <table:table-cell table:style-name="ce46" office:value-type="float" office:value="18907932">
            <text:p>1890793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RAMOS GAMBOA SANDY CAROLINA</text:p>
          </table:table-cell>
          <table:table-cell table:style-name="ce42" office:value-type="float" office:value="19518292">
            <text:p>19518292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DIAZ QUINTANA SONNY OLINTO</text:p>
          </table:table-cell>
          <table:table-cell table:style-name="ce46" office:value-type="float" office:value="16208746">
            <text:p>1620874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ALAS FERNANDEZ TANIA DEL VALLE</text:p>
          </table:table-cell>
          <table:table-cell table:style-name="ce46" office:value-type="float" office:value="16073809">
            <text:p>1607380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DELGADO ROJAS TONY ALFREDO</text:p>
          </table:table-cell>
          <table:table-cell table:style-name="ce46" office:value-type="float" office:value="17549826">
            <text:p>1754982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EÑA ROJO VICENTE ANTONIO</text:p>
          </table:table-cell>
          <table:table-cell table:style-name="ce42" office:value-type="float" office:value="4257039">
            <text:p>425703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ARRA APONTE YANNEDY CAROLINA</text:p>
          </table:table-cell>
          <table:table-cell table:style-name="ce46" office:value-type="float" office:value="19069253">
            <text:p>190692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BENCOMO PAREDES YASMIN FAVIOLA</text:p>
          </table:table-cell>
          <table:table-cell table:style-name="ce41" office:value-type="float" office:value="19025816">
            <text:p>1902581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ESPINOZA NAVAS YENNY CAROLINA</text:p>
          </table:table-cell>
          <table:table-cell table:style-name="ce46" office:value-type="float" office:value="19069496">
            <text:p>1906949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CAMACHO RONDON YESICA CAROLINA</text:p>
          </table:table-cell>
          <table:table-cell table:style-name="ce42" office:value-type="float" office:value="19825049">
            <text:p>19825049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ANDARA QUERO YLDEMAR ALFONSO</text:p>
          </table:table-cell>
          <table:table-cell table:style-name="ce46" office:value-type="float" office:value="18559134">
            <text:p>18559134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ERRANO YOLIMAR DEL VALLE</text:p>
          </table:table-cell>
          <table:table-cell table:style-name="ce41" office:value-type="float" office:value="19025991">
            <text:p>1902599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BADILLO OSORIO YONNY</text:p>
          </table:table-cell>
          <table:table-cell table:style-name="ce41" office:value-type="float" office:value="14002766">
            <text:p>14002766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PERNIA DURAN YRAIMA</text:p>
          </table:table-cell>
          <table:table-cell table:style-name="ce41" office:value-type="float" office:value="20226093">
            <text:p>2022609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ANCHEZ TORRES YSBELIA VIRGINIA</text:p>
          </table:table-cell>
          <table:table-cell table:style-name="ce41" office:value-type="float" office:value="18255653">
            <text:p>18255653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DELGADO MENDOZA YULETZY KARINA</text:p>
          </table:table-cell>
          <table:table-cell table:style-name="ce42" office:value-type="float" office:value="16912241">
            <text:p>16912241</text:p>
          </table:table-cell>
          <table:table-cell table:number-columns-repeated="2" office:value-type="string">
            <text:p>BARINAS </text:p>
          </table:table-cell>
        </table:table-row>
        <table:table-row table:style-name="ro1">
          <table:table-cell office:value-type="string">
            <text:p>2013-I</text:p>
          </table:table-cell>
          <table:table-cell table:style-name="ce5" office:value-type="string">
            <text:p>LICENCIADO EN GESTION AMBIENTAL</text:p>
          </table:table-cell>
          <table:table-cell table:style-name="ce10" office:value-type="string">
            <text:p>SOLIS BALZA ZULINER HEMIR</text:p>
          </table:table-cell>
          <table:table-cell table:style-name="ce41" office:value-type="float" office:value="17550209">
            <text:p>17550209</text:p>
          </table:table-cell>
          <table:table-cell table:number-columns-repeated="2" office:value-type="string">
            <text:p>BARINAS </text:p>
          </table:table-cell>
        </table:table-row>
        <table:table-row table:style-name="ro1" table:number-rows-repeated="6">
          <table:table-cell table:number-columns-repeated="6"/>
        </table:table-row>
        <table:table-row table:style-name="ro1">
          <table:table-cell/>
          <table:table-cell table:style-name="ce12"/>
          <table:table-cell table:number-columns-repeated="4"/>
        </table:table-row>
        <table:table-row table:style-name="ro1" table:number-rows-repeated="1047755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Hoja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Hoja3" table:style-name="ta1" table:print="false">
        <table:table-column table:style-name="co4" table:default-cell-style-name="Default"/>
        <table:table-row table:style-name="ro1">
          <table:table-cell/>
        </table:table-row>
      </table:table>
      <table:database-ranges>
        <table:database-range table:name="__Anonymous_Sheet_DB__1" table:target-range-address="'Carta Culminacion Periodo 2013-I'.A1:'Carta Culminacion Periodo 2013-I'.F813" table:display-filter-buttons="true"/>
        <table:database-range table:target-range-address="'Carta Culminacion Periodo 2013-I'.A2:'Carta Culminacion Periodo 2013-I'.F170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Calibri1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Arial" fo:language="es" fo:country="ES" style:font-name-asian="DejaVu Sans Condensed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VE">BsF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VE">BsF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number:number-style style:name="N107P0" style:volatile="true">
      <number:number number: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0" number:min-integer-digits="1" number:grouping="true"/>
    </number:number-style>
    <number:number-style style:name="N109">
      <style:text-properties fo:color="#ff0000"/>
      <number:text>-</number:text>
      <number:number number:decimal-places="0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5104P0" style:volatile="true" number:language="es" number:country="ES">
      <number:number number:decimal-places="0" number:min-integer-digits="1" number:grouping="true"/>
      <number:text> €</number:text>
    </number:number-style>
    <number:number-style style:name="N5104" number:language="es" number:country="ES">
      <number:text>-</number:text>
      <number:number number:decimal-places="0" number:min-integer-digits="1" number:grouping="true"/>
      <number:text> €</number:text>
      <style:map style:condition="value()&gt;=0" style:apply-style-name="N5104P0"/>
    </number:number-style>
    <number:number-style style:name="N5105P0" style:volatile="true" number:language="es" number:country="ES">
      <number:number number:decimal-places="0" number:min-integer-digits="1" number:grouping="true"/>
      <number:text> €</number:text>
    </number:number-style>
    <number:number-style style:name="N5105" number:language="es" number:country="ES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5105P0"/>
    </number:number-style>
    <number:number-style style:name="N5107P0" style:volatile="true" number:language="es" number:country="ES">
      <number:number number:decimal-places="2" number:min-integer-digits="1" number:grouping="true"/>
      <number:text> €</number:text>
    </number:number-style>
    <number:number-style style:name="N5107" number:language="es" number:country="ES">
      <number:text>-</number:text>
      <number:number number:decimal-places="2" number:min-integer-digits="1" number:grouping="true"/>
      <number:text> €</number:text>
      <style:map style:condition="value()&gt;=0" style:apply-style-name="N5107P0"/>
    </number:number-style>
    <number:number-style style:name="N5108P0" style:volatile="true" number:language="es" number:country="ES">
      <number:number number:decimal-places="2" number:min-integer-digits="1" number:grouping="true"/>
      <number:text> €</number:text>
    </number:number-style>
    <number:number-style style:name="N5108" number:language="es" number:country="ES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5108P0"/>
    </number:number-style>
    <number:date-style style:name="N5109" number:language="es" number:country="ES">
      <number:day number:style="long"/>
      <number:text>-</number:text>
      <number:month number:textual="true"/>
      <number:text>-</number:text>
      <number:year/>
    </number:date-style>
    <number:date-style style:name="N5110" number:language="es" number:country="ES">
      <number:day number:style="long"/>
      <number:text>-</number:text>
      <number:month number:textual="true"/>
    </number:date-style>
    <number:date-style style:name="N5111" number:language="es" number:country="ES">
      <number:month number:textual="true"/>
      <number:text>-</number:text>
      <number:year/>
    </number:date-style>
    <number:time-style style:name="N5112" number:language="es" number:country="ES">
      <number:hours/>
      <number:text>:</number:text>
      <number:minutes number:style="long"/>
      <number:text> </number:text>
      <number:am-pm/>
    </number:time-style>
    <number:time-style style:name="N5113" number:language="es" number:country="E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14" number:language="es" number:country="ES">
      <number:hours/>
      <number:text>:</number:text>
      <number:minutes number:style="long"/>
    </number:time-style>
    <number:time-style style:name="N5115" number:language="es" number:country="ES">
      <number:hours/>
      <number:text>:</number:text>
      <number:minutes number:style="long"/>
      <number:text>:</number:text>
      <number:seconds number:style="long"/>
    </number:time-style>
    <number:date-style style:name="N5116" number:language="es" number:country="ES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18P0" style:volatile="true" number:language="es" number:country="ES">
      <number:number number:decimal-places="0" number:min-integer-digits="1" number:grouping="true"/>
      <number:text>   </number:text>
    </number:number-style>
    <number:number-style style:name="N5118" number:language="es" number:country="ES">
      <number:text>-</number:text>
      <number:number number:decimal-places="0" number:min-integer-digits="1" number:grouping="true"/>
      <number:text>   </number:text>
      <style:map style:condition="value()&gt;=0" style:apply-style-name="N5118P0"/>
    </number:number-style>
    <number:number-style style:name="N5119P0" style:volatile="true" number:language="es" number:country="ES">
      <number:number number:decimal-places="0" number:min-integer-digits="1" number:grouping="true"/>
      <number:text>   </number:text>
    </number:number-style>
    <number:number-style style:name="N5119" number:language="es" number:country="ES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5119P0"/>
    </number:number-style>
    <number:number-style style:name="N5121P0" style:volatile="true" number:language="es" number:country="ES">
      <number:number number:decimal-places="2" number:min-integer-digits="1" number:grouping="true"/>
      <number:text>   </number:text>
    </number:number-style>
    <number:number-style style:name="N5121" number:language="es" number:country="ES">
      <number:text>-</number:text>
      <number:number number:decimal-places="2" number:min-integer-digits="1" number:grouping="true"/>
      <number:text>   </number:text>
      <style:map style:condition="value()&gt;=0" style:apply-style-name="N5121P0"/>
    </number:number-style>
    <number:number-style style:name="N5122P0" style:volatile="true" number:language="es" number:country="ES">
      <number:number number:decimal-places="2" number:min-integer-digits="1" number:grouping="true"/>
      <number:text>   </number:text>
    </number:number-style>
    <number:number-style style:name="N5122" number:language="es" number:country="ES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5122P0"/>
    </number:number-style>
    <number:number-style style:name="N5126P0" style:volatile="true" number:language="es" number:country="ES">
      <number:number number:decimal-places="0" number:min-integer-digits="1" number:grouping="true"/>
      <number:text>    </number:text>
    </number:number-style>
    <number:number-style style:name="N5126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26P2" style:volatile="true" number:language="es" number:country="ES">
      <number:text> -    </number:text>
    </number:number-style>
    <number:text-style style:name="N5126" number:language="es" number:country="ES">
      <number:text-content/>
      <number:text> </number:text>
      <style:map style:condition="value()&gt;0" style:apply-style-name="N5126P0"/>
      <style:map style:condition="value()&lt;0" style:apply-style-name="N5126P1"/>
      <style:map style:condition="value()=0" style:apply-style-name="N5126P2"/>
    </number:text-style>
    <number:number-style style:name="N5130P0" style:volatile="true" number:language="es" number:country="ES">
      <number:number number:decimal-places="0" number:min-integer-digits="1" number:grouping="true"/>
      <number:text> € </number:text>
    </number:number-style>
    <number:number-style style:name="N5130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30P2" style:volatile="true" number:language="es" number:country="ES">
      <number:text> - € </number:text>
    </number:number-style>
    <number:text-style style:name="N5130" number:language="es" number:country="ES">
      <number:text-content/>
      <number:text> </number:text>
      <style:map style:condition="value()&gt;0" style:apply-style-name="N5130P0"/>
      <style:map style:condition="value()&lt;0" style:apply-style-name="N5130P1"/>
      <style:map style:condition="value()=0" style:apply-style-name="N5130P2"/>
    </number:text-style>
    <number:number-style style:name="N5134P0" style:volatile="true" number:language="es" number:country="ES">
      <number:number number:decimal-places="2" number:min-integer-digits="1" number:grouping="true"/>
      <number:text>    </number:text>
    </number:number-style>
    <number:number-style style:name="N5134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34P2" style:volatile="true" number:language="es" number:country="ES">
      <number:text> -</number:text>
      <number:number number:decimal-places="0" number:min-integer-digits="0"/>
      <number:text>    </number:text>
    </number:number-style>
    <number:text-style style:name="N5134" number:language="es" number:country="ES">
      <number:text-content/>
      <number:text> </number:text>
      <style:map style:condition="value()&gt;0" style:apply-style-name="N5134P0"/>
      <style:map style:condition="value()&lt;0" style:apply-style-name="N5134P1"/>
      <style:map style:condition="value()=0" style:apply-style-name="N5134P2"/>
    </number:text-style>
    <number:number-style style:name="N5138P0" style:volatile="true" number:language="es" number:country="ES">
      <number:number number:decimal-places="2" number:min-integer-digits="1" number:grouping="true"/>
      <number:text> € </number:text>
    </number:number-style>
    <number:number-style style:name="N5138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38P2" style:volatile="true" number:language="es" number:country="ES">
      <number:text> -</number:text>
      <number:number number:decimal-places="0" number:min-integer-digits="0"/>
      <number:text> € </number:text>
    </number:number-style>
    <number:text-style style:name="N5138" number:language="es" number:country="ES">
      <number:text-content/>
      <number:text> </number:text>
      <style:map style:condition="value()&gt;0" style:apply-style-name="N5138P0"/>
      <style:map style:condition="value()&lt;0" style:apply-style-name="N5138P1"/>
      <style:map style:condition="value()=0" style:apply-style-name="N5138P2"/>
    </number:text-style>
    <number:time-style style:name="N5139" number:language="es" number:country="ES">
      <number:minutes number:style="long"/>
      <number:text>:</number:text>
      <number:seconds number:style="long"/>
    </number:time-style>
    <number:time-style style:name="N5140" number:language="es" number:country="E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41" number:language="es" number:country="ES">
      <number:minutes number:style="long"/>
      <number:text>:</number:text>
      <number:seconds number:style="long" number:decimal-places="1"/>
    </number:time-style>
    <number:number-style style:name="N5142" number:language="es" number:country="ES">
      <number:scientific-number number:decimal-places="1" number:min-integer-digits="3" number:min-exponent-digits="1"/>
    </number:number-style>
    <number:number-style style:name="N5144P0" style:volatile="true" number:language="es" number:country="ES">
      <number:number number:decimal-places="0" number:min-integer-digits="1" number:grouping="true"/>
      <number:text>    </number:text>
    </number:number-style>
    <number:number-style style:name="N5144P1" style:volatile="true" number:language="es" number:country="ES">
      <number:text>-</number:text>
      <number:number number:decimal-places="0" number:min-integer-digits="1" number:grouping="true"/>
      <number:text>    </number:text>
    </number:number-style>
    <number:number-style style:name="N5144P2" style:volatile="true" number:language="es" number:country="ES">
      <number:text>-    </number:text>
    </number:number-style>
    <number:text-style style:name="N5144" number:language="es" number:country="E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6P0" style:volatile="true" number:language="es" number:country="ES">
      <number:number number:decimal-places="0" number:min-integer-digits="1" number:grouping="true"/>
      <number:text> € </number:text>
    </number:number-style>
    <number:number-style style:name="N5146P1" style:volatile="true" number:language="es" number:country="ES">
      <number:text>-</number:text>
      <number:number number:decimal-places="0" number:min-integer-digits="1" number:grouping="true"/>
      <number:text> € </number:text>
    </number:number-style>
    <number:number-style style:name="N5146P2" style:volatile="true" number:language="es" number:country="ES">
      <number:text>- € </number:text>
    </number:number-style>
    <number:text-style style:name="N5146" number:language="es" number:country="ES">
      <number:text-content/>
      <number:text> </number:text>
      <style:map style:condition="value()&gt;0" style:apply-style-name="N5146P0"/>
      <style:map style:condition="value()&lt;0" style:apply-style-name="N5146P1"/>
      <style:map style:condition="value()=0" style:apply-style-name="N5146P2"/>
    </number:text-style>
    <number:number-style style:name="N5148P0" style:volatile="true" number:language="es" number:country="ES">
      <number:number number:decimal-places="2" number:min-integer-digits="1" number:grouping="true"/>
      <number:text>    </number:text>
    </number:number-style>
    <number:number-style style:name="N5148P1" style:volatile="true" number:language="es" number:country="ES">
      <number:text>-</number:text>
      <number:number number:decimal-places="2" number:min-integer-digits="1" number:grouping="true"/>
      <number:text>    </number:text>
    </number:number-style>
    <number:number-style style:name="N5148P2" style:volatile="true" number:language="es" number:country="ES">
      <number:text>-</number:text>
      <number:number number:decimal-places="0" number:min-integer-digits="0"/>
      <number:text>    </number:text>
    </number:number-style>
    <number:text-style style:name="N5148" number:language="es" number:country="ES">
      <number:text-content/>
      <number:text> </number:text>
      <style:map style:condition="value()&gt;0" style:apply-style-name="N5148P0"/>
      <style:map style:condition="value()&lt;0" style:apply-style-name="N5148P1"/>
      <style:map style:condition="value()=0" style:apply-style-name="N5148P2"/>
    </number:text-style>
    <number:number-style style:name="N5150P0" style:volatile="true" number:language="es" number:country="ES">
      <number:number number:decimal-places="2" number:min-integer-digits="1" number:grouping="true"/>
      <number:text> € </number:text>
    </number:number-style>
    <number:number-style style:name="N5150P1" style:volatile="true" number:language="es" number:country="ES">
      <number:text>-</number:text>
      <number:number number:decimal-places="2" number:min-integer-digits="1" number:grouping="true"/>
      <number:text> € </number:text>
    </number:number-style>
    <number:number-style style:name="N5150P2" style:volatile="true" number:language="es" number:country="ES">
      <number:text>-</number:text>
      <number:number number:decimal-places="0" number:min-integer-digits="0"/>
      <number:text> € </number:text>
    </number:number-style>
    <number:text-style style:name="N5150" number:language="es" number:country="E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14">14/05/2014</text:date>, <text:time>09:04:09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ubv ubv</meta:initial-creator>
    <meta:creation-date>2014-05-13T11:12:08</meta:creation-date>
    <meta:generator>OpenOffice.org/3.2$Linux OpenOffice.org_project/320m12$Build-9483</meta:generator>
    <dc:date>2014-05-13T11:57:57</dc:date>
    <dc:creator>ubv ubv</dc:creator>
    <meta:editing-duration>PT45M49S</meta:editing-duration>
    <meta:editing-cycles>8</meta:editing-cycles>
    <meta:document-statistic meta:table-count="3" meta:cell-count="4877" meta:object-count="0"/>
  </office:meta>
</office:document-meta>
</file>